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25.46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6.26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39.46pt"/>
    </style:style>
    <style:style style:name="co12" style:family="table-column">
      <style:table-column-properties fo:break-before="auto" style:column-width="41.19pt"/>
    </style:style>
    <style:style style:name="co13" style:family="table-column">
      <style:table-column-properties fo:break-before="auto" style:column-width="37.11pt"/>
    </style:style>
    <style:style style:name="co14" style:family="table-column">
      <style:table-column-properties fo:break-before="auto" style:column-width="38.8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45.5pt"/>
    </style:style>
    <style:style style:name="co17" style:family="table-column">
      <style:table-column-properties fo:break-before="auto" style:column-width="31.66pt"/>
    </style:style>
    <style:style style:name="co18" style:family="table-column">
      <style:table-column-properties fo:break-before="auto" style:column-width="26.5pt"/>
    </style:style>
    <style:style style:name="co19" style:family="table-column">
      <style:table-column-properties fo:break-before="auto" style:column-width="33.45pt"/>
    </style:style>
    <style:style style:name="co20" style:family="table-column">
      <style:table-column-properties fo:break-before="auto" style:column-width="26.19pt"/>
    </style:style>
    <style:style style:name="co21" style:family="table-column">
      <style:table-column-properties fo:break-before="auto" style:column-width="24.15pt"/>
    </style:style>
    <style:style style:name="co22" style:family="table-column">
      <style:table-column-properties fo:break-before="auto" style:column-width="27.64pt"/>
    </style:style>
    <style:style style:name="co23" style:family="table-column">
      <style:table-column-properties fo:break-before="auto" style:column-width="29.79pt"/>
    </style:style>
    <style:style style:name="co24" style:family="table-column">
      <style:table-column-properties fo:break-before="auto" style:column-width="34.95pt"/>
    </style:style>
    <style:style style:name="co25" style:family="table-column">
      <style:table-column-properties fo:break-before="auto" style:column-width="34.44pt"/>
    </style:style>
    <style:style style:name="co26" style:family="table-column">
      <style:table-column-properties fo:break-before="auto" style:column-width="43.71pt"/>
    </style:style>
    <style:style style:name="co27" style:family="table-column">
      <style:table-column-properties fo:break-before="auto" style:column-width="46.29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35.35pt"/>
    </style:style>
    <style:style style:name="co30" style:family="table-column">
      <style:table-column-properties fo:break-before="auto" style:column-width="40.05pt"/>
    </style:style>
    <style:style style:name="co31" style:family="table-column">
      <style:table-column-properties fo:break-before="auto" style:column-width="37.05pt"/>
    </style:style>
    <style:style style:name="co32" style:family="table-column">
      <style:table-column-properties fo:break-before="auto" style:column-width="41.64pt"/>
    </style:style>
    <style:style style:name="co33" style:family="table-column">
      <style:table-column-properties fo:break-before="auto" style:column-width="40.11pt"/>
    </style:style>
    <style:style style:name="co34" style:family="table-column">
      <style:table-column-properties fo:break-before="auto" style:column-width="37.81pt"/>
    </style:style>
    <style:style style:name="co35" style:family="table-column">
      <style:table-column-properties fo:break-before="auto" style:column-width="47.06pt"/>
    </style:style>
    <style:style style:name="co36" style:family="table-column">
      <style:table-column-properties fo:break-before="auto" style:column-width="50.14pt"/>
    </style:style>
    <style:style style:name="co37" style:family="table-column">
      <style:table-column-properties fo:break-before="auto" style:column-width="55.56pt"/>
    </style:style>
    <style:style style:name="co38" style:family="table-column">
      <style:table-column-properties fo:break-before="auto" style:column-width="23.56pt"/>
    </style:style>
    <style:style style:name="co39" style:family="table-column">
      <style:table-column-properties fo:break-before="auto" style:column-width="25.31pt"/>
    </style:style>
    <style:style style:name="co40" style:family="table-column">
      <style:table-column-properties fo:break-before="auto" style:column-width="28.26pt"/>
    </style:style>
    <style:style style:name="co41" style:family="table-column">
      <style:table-column-properties fo:break-before="auto" style:column-width="32.94pt"/>
    </style:style>
    <style:style style:name="co42" style:family="table-column">
      <style:table-column-properties fo:break-before="auto" style:column-width="33.56pt"/>
    </style:style>
    <style:style style:name="co43" style:family="table-column">
      <style:table-column-properties fo:break-before="auto" style:column-width="31.21pt"/>
    </style:style>
    <style:style style:name="co44" style:family="table-column">
      <style:table-column-properties fo:break-before="auto" style:column-width="19.25pt"/>
    </style:style>
    <style:style style:name="co45" style:family="table-column">
      <style:table-column-properties fo:break-before="auto" style:column-width="16.95pt"/>
    </style:style>
    <style:style style:name="co46" style:family="table-column">
      <style:table-column-properties fo:break-before="auto" style:column-width="16.21pt"/>
    </style:style>
    <style:style style:name="co47" style:family="table-column">
      <style:table-column-properties fo:break-before="auto" style:column-width="18.51pt"/>
    </style:style>
    <style:style style:name="co48" style:family="table-column">
      <style:table-column-properties fo:break-before="auto" style:column-width="17.74pt"/>
    </style:style>
    <style:style style:name="co49" style:family="table-column">
      <style:table-column-properties fo:break-before="auto" style:column-width="16.44pt"/>
    </style:style>
    <style:style style:name="co50" style:family="table-column">
      <style:table-column-properties fo:break-before="auto" style:column-width="14.71pt"/>
    </style:style>
    <style:style style:name="co51" style:family="table-column">
      <style:table-column-properties fo:break-before="auto" style:column-width="15.3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3.21pt" fo:break-before="auto" style:use-optimal-row-height="true"/>
    </style:style>
    <style:style style:name="ro8" style:family="table-row">
      <style:table-row-properties style:row-height="14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 style:data-style-name="N2">
      <style:table-cell-properties fo:wrap-option="wrap"/>
      <style:text-properties fo:hyphenate="true"/>
    </style:style>
    <style:style style:name="ce8" style:family="table-cell" style:parent-style-name="Default" style:data-style-name="N121">
      <style:table-cell-properties fo:wrap-option="wrap"/>
      <style:text-properties fo:hyphenate="true"/>
    </style:style>
    <style:style style:name="ce9" style:family="table-cell" style:parent-style-name="Default" style:data-style-name="N121"/>
    <style:style style:name="ce7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420e" fo:border="0.74pt solid #000000"/>
    </style:style>
    <style:style style:name="ce11" style:family="table-cell" style:parent-style-name="Default">
      <style:table-cell-properties fo:background-color="#0084d1" fo:border="0.74pt solid #000000"/>
    </style:style>
    <style:style style:name="ce12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order="0.74pt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74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4586" fo:border="0.74pt solid #000000"/>
    </style:style>
    <style:style style:name="ce16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420e" fo:border="0.74pt solid #000000"/>
      <style:text-properties fo:color="#ce181e"/>
    </style:style>
    <style:style style:name="ce29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ffd320"/>
    </style:style>
    <style:style style:name="ce30" style:family="table-cell" style:parent-style-name="Default">
      <style:table-cell-properties fo:background-color="#fff200" fo:border="0.74pt solid #000000"/>
    </style:style>
    <style:style style:name="ce18" style:family="table-cell" style:parent-style-name="Default">
      <style:table-cell-properties fo:border="0.74pt solid #000000"/>
      <style:text-properties fo:color="#000000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2.89pt" svg:stroke-color="#579d1c" draw:marker-start="" draw:marker-start-width="9.98pt" draw:marker-end="Arrowheads_20_1" draw:marker-end-width="9.98pt" draw:fill-color="#579d1c" draw:textarea-horizontal-align="center" draw:textarea-vertical-align="middle" fo:padding-top="1.42pt" fo:padding-bottom="1.42pt" fo:padding-left="1.42pt" fo:padding-right="1.42pt"/>
    </style:style>
    <style:style style:name="gr3" style:family="graphic">
      <style:graphic-properties draw:stroke="none" svg:stroke-color="#000000" draw:fill="none" draw:fill-color="#ffffff" fo:min-height="15.82pt"/>
    </style:style>
    <style:style style:name="gr4" style:family="graphic">
      <style:graphic-properties svg:stroke-width="2.89pt" svg:stroke-color="#0084d1" draw:marker-start="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5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6" style:family="graphic">
      <style:graphic-properties draw:marker-end="Arrowheads_20_1" draw:textarea-horizontal-align="center" draw:textarea-vertical-align="middle"/>
    </style:style>
    <style:style style:name="gr7" style:family="graphic">
      <style:graphic-properties draw:marker-start="" draw:marker-end="Arrowheads_20_1" draw:textarea-horizontal-align="center" draw:textarea-vertical-align="middle"/>
    </style:style>
    <style:style style:name="gr8" style:family="graphic">
      <style:graphic-properties draw:stroke="none" svg:stroke-color="#000000" draw:fill="none" draw:fill-color="#ffffff" fo:min-height="19.79pt"/>
    </style:style>
    <style:style style:name="gr9" style:family="graphic">
      <style:graphic-properties draw:stroke="none" svg:stroke-color="#000000" draw:fill="none" draw:fill-color="#ffffff" fo:min-height="20.95pt"/>
    </style:style>
    <style:style style:name="gr10" style:family="graphic">
      <style:graphic-properties draw:stroke="none" svg:stroke-color="#000000" draw:fill="none" draw:fill-color="#ffffff" fo:min-height="14.54pt"/>
    </style:style>
    <style:style style:name="gr11" style:family="graphic">
      <style:graphic-properties draw:stroke="none" svg:stroke-color="#000000" draw:fill="none" draw:fill-color="#ffffff" fo:min-height="17.43pt"/>
    </style:style>
    <style:style style:name="gr12" style:family="graphic">
      <style:graphic-properties draw:stroke="none" svg:stroke-color="#000000" draw:fill="none" draw:fill-color="#ffffff" fo:min-height="15.11pt"/>
    </style:style>
    <style:style style:name="gr13" style:family="graphic">
      <style:graphic-properties draw:stroke="none" svg:stroke-color="#000000" draw:fill="none" draw:fill-color="#ffffff" fo:min-height="21.54pt"/>
    </style:style>
    <style:style style:name="gr14" style:family="graphic">
      <style:graphic-properties draw:stroke="none" svg:stroke-color="#000000" draw:fill="none" draw:fill-color="#ffffff" fo:min-height="12.81pt"/>
    </style:style>
    <style:style style:name="gr15" style:family="graphic">
      <style:graphic-properties draw:stroke="none" svg:stroke-color="#000000" draw:fill="none" draw:fill-color="#ffffff" fo:min-height="18.6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gle-reward1" table:style-name="ta1">
        <table:shapes>
          <draw:frame draw:z-index="0" draw:style-name="gr1" draw:text-style-name="P1" svg:width="453.4pt" svg:height="255.69pt" svg:x="589.55pt" svg:y="39.12pt">
            <draw:object draw:notify-on-update-of-ranges="'angle-reward1'.Y3:'angle-reward1'.Y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15" table:number-columns-repeated="3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number-columns-repeated="2" table:default-cell-style-name="Default"/>
        <table:table-row table:style-name="ro1">
          <table:table-cell table:style-name="ce1" office:value-type="string" calcext:value-type="string">
            <text:p>For angle-reward1</text:p>
          </table:table-cell>
          <table:table-cell table:style-name="ce1" table:number-columns-repeated="18"/>
          <table:table-cell table:number-columns-repeated="7"/>
        </table:table-row>
        <table:table-row table:style-name="ro2">
          <table:table-cell table:number-columns-repeated="2" table:style-name="ce1" office:value-type="string" calcext:value-type="string">
            <text:p>current <text:s/></text:p>
          </table:table-cell>
          <table:table-cell table:style-name="ce1" table:number-columns-repeated="17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R1-1</text:p>
          </table:table-cell>
          <table:table-cell office:value-type="string" calcext:value-type="string">
            <text:p>R1-2</text:p>
          </table:table-cell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(xa-x)</text:p>
          </table:table-cell>
          <table:table-cell table:style-name="ce1" office:value-type="string" calcext:value-type="string">
            <text:p>(xa-xb)</text:p>
          </table:table-cell>
          <table:table-cell table:style-name="ce1" office:value-type="string" calcext:value-type="string">
            <text:p>(ya-y)</text:p>
          </table:table-cell>
          <table:table-cell table:style-name="ce1" office:value-type="string" calcext:value-type="string">
            <text:p>(ya-yb)</text:p>
          </table:table-cell>
          <table:table-cell table:style-name="ce1" office:value-type="string" calcext:value-type="string">
            <text:p>(xa-x)^2</text:p>
          </table:table-cell>
          <table:table-cell table:style-name="ce1" office:value-type="string" calcext:value-type="string">
            <text:p>(xa-xb)^2</text:p>
          </table:table-cell>
          <table:table-cell table:style-name="ce1" office:value-type="string" calcext:value-type="string">
            <text:p>(ya-y)^2</text:p>
          </table:table-cell>
          <table:table-cell table:style-name="ce1" office:value-type="string" calcext:value-type="string">
            <text:p>(ya-yb)^2</text:p>
          </table:table-cell>
          <table:table-cell table:style-name="ce1" office:value-type="string" calcext:value-type="string">
            <text:p>(xa-x)(xa-xb)</text:p>
          </table:table-cell>
          <table:table-cell table:style-name="ce1" office:value-type="string" calcext:value-type="string">
            <text:p>(ya-y)(ya-yb)</text:p>
          </table:table-cell>
          <table:table-cell table:style-name="ce1" office:value-type="string" calcext:value-type="string">
            <text:p>sqrt(x-sqr)</text:p>
          </table:table-cell>
          <table:table-cell table:style-name="ce1" office:value-type="string" calcext:value-type="string">
            <text:p>sqrt(y-sqr)</text:p>
          </table:table-cell>
          <table:table-cell table:style-name="ce1" office:value-type="string" calcext:value-type="string">
            <text:p>angle </text:p>
          </table:table-cell>
          <table:table-cell office:value-type="string" calcext:value-type="string">
            <text:p>degree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3]*[.T4]+[.V3]" office:value-type="float" office:value="0.462594872350303" calcext:value-type="float">
            <text:p>0.462594872350303</text:p>
          </table:table-cell>
          <table:table-cell/>
        </table:table-row>
        <table:table-row table:style-name="ro3">
          <table:table-cell office:value-type="float" office:value="7" calcext:value-type="float">
            <text:p>7.00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4]-[.A4]" office:value-type="float" office:value="2" calcext:value-type="float">
            <text:p>2.00</text:p>
          </table:table-cell>
          <table:table-cell table:formula="of:=[.C4]-[.E4]" office:value-type="float" office:value="8" calcext:value-type="float">
            <text:p>8.00</text:p>
          </table:table-cell>
          <table:table-cell table:formula="of:=[.D4]-[.B4]" office:value-type="float" office:value="0" calcext:value-type="float">
            <text:p>0.00</text:p>
          </table:table-cell>
          <table:table-cell table:formula="of:=[.D4]-[.F4]" office:value-type="float" office:value="-9" calcext:value-type="float">
            <text:p>-9.00</text:p>
          </table:table-cell>
          <table:table-cell table:formula="of:=[.G4]*[.G4]" office:value-type="float" office:value="4" calcext:value-type="float">
            <text:p>4.00</text:p>
          </table:table-cell>
          <table:table-cell table:formula="of:=[.H4]*[.H4]" office:value-type="float" office:value="64" calcext:value-type="float">
            <text:p>64.00</text:p>
          </table:table-cell>
          <table:table-cell table:formula="of:=[.I4]*[.I4]" office:value-type="float" office:value="0" calcext:value-type="float">
            <text:p>0.00</text:p>
          </table:table-cell>
          <table:table-cell table:formula="of:=[.J4]*[.J4]" office:value-type="float" office:value="81" calcext:value-type="float">
            <text:p>81.00</text:p>
          </table:table-cell>
          <table:table-cell table:formula="of:=[.G4]*[.H4]" office:value-type="float" office:value="16" calcext:value-type="float">
            <text:p>16.00</text:p>
          </table:table-cell>
          <table:table-cell table:formula="of:=[.I4]*[.J4]" office:value-type="float" office:value="-0" calcext:value-type="float">
            <text:p>0.00</text:p>
          </table:table-cell>
          <table:table-cell table:formula="of:=SQRT([.K4]+[.M4])" office:value-type="float" office:value="2" calcext:value-type="float">
            <text:p>2.00</text:p>
          </table:table-cell>
          <table:table-cell table:formula="of:=SQRT([.L4]+[.N4])" office:value-type="float" office:value="12.0415945787923" calcext:value-type="float">
            <text:p>12.04</text:p>
          </table:table-cell>
          <table:table-cell table:formula="of:=ACOS(([.O4]+[.P4])/([.Q4]*[.R4]))" office:value-type="float" office:value="0.844153986113171" calcext:value-type="float">
            <text:p>0.84</text:p>
          </table:table-cell>
          <table:table-cell table:formula="of:=(180/3.1415926)*[.S4]" office:value-type="float" office:value="48.3664614884727" calcext:value-type="float">
            <text:p>48.3664614884727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4]*[.T5]+[.V4]" office:value-type="float" office:value="0.618553135765403" calcext:value-type="float">
            <text:p>0.618553135765403</text:p>
          </table:table-cell>
          <table:table-cell/>
        </table:table-row>
        <table:table-row table:style-name="ro3"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5]-[.A5]" office:value-type="float" office:value="4" calcext:value-type="float">
            <text:p>4.00</text:p>
          </table:table-cell>
          <table:table-cell table:formula="of:=[.C5]-[.E5]" office:value-type="float" office:value="8" calcext:value-type="float">
            <text:p>8.00</text:p>
          </table:table-cell>
          <table:table-cell table:formula="of:=[.D5]-[.B5]" office:value-type="float" office:value="-1" calcext:value-type="float">
            <text:p>-1.00</text:p>
          </table:table-cell>
          <table:table-cell table:formula="of:=[.D5]-[.F5]" office:value-type="float" office:value="-9" calcext:value-type="float">
            <text:p>-9.00</text:p>
          </table:table-cell>
          <table:table-cell table:formula="of:=[.G5]*[.G5]" office:value-type="float" office:value="16" calcext:value-type="float">
            <text:p>16.00</text:p>
          </table:table-cell>
          <table:table-cell table:formula="of:=[.H5]*[.H5]" office:value-type="float" office:value="64" calcext:value-type="float">
            <text:p>64.00</text:p>
          </table:table-cell>
          <table:table-cell table:formula="of:=[.I5]*[.I5]" office:value-type="float" office:value="1" calcext:value-type="float">
            <text:p>1.00</text:p>
          </table:table-cell>
          <table:table-cell table:formula="of:=[.J5]*[.J5]" office:value-type="float" office:value="81" calcext:value-type="float">
            <text:p>81.00</text:p>
          </table:table-cell>
          <table:table-cell table:formula="of:=[.G5]*[.H5]" office:value-type="float" office:value="32" calcext:value-type="float">
            <text:p>32.00</text:p>
          </table:table-cell>
          <table:table-cell table:formula="of:=[.I5]*[.J5]" office:value-type="float" office:value="9" calcext:value-type="float">
            <text:p>9.00</text:p>
          </table:table-cell>
          <table:table-cell table:formula="of:=SQRT([.K5]+[.M5])" office:value-type="float" office:value="4.12310562561766" calcext:value-type="float">
            <text:p>4.12</text:p>
          </table:table-cell>
          <table:table-cell table:formula="of:=SQRT([.L5]+[.N5])" office:value-type="float" office:value="12.0415945787923" calcext:value-type="float">
            <text:p>12.04</text:p>
          </table:table-cell>
          <table:table-cell table:formula="of:=ACOS(([.O5]+[.P5])/([.Q5]*[.R5]))" office:value-type="float" office:value="0.599175322986307" calcext:value-type="float">
            <text:p>0.60</text:p>
          </table:table-cell>
          <table:table-cell table:formula="of:=(180/3.1415926)*[.S5]" office:value-type="float" office:value="34.3302177811137" calcext:value-type="float">
            <text:p>34.3302177811137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5]*[.T6]+[.V5]" office:value-type="float" office:value="0.588260790871936" calcext:value-type="float">
            <text:p>0.588260790871936</text:p>
          </table:table-cell>
          <table:table-cell/>
        </table:table-row>
        <table:table-row table:style-name="ro3"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6]-[.A6]" office:value-type="float" office:value="5" calcext:value-type="float">
            <text:p>5.00</text:p>
          </table:table-cell>
          <table:table-cell table:formula="of:=[.C6]-[.E6]" office:value-type="float" office:value="8" calcext:value-type="float">
            <text:p>8.00</text:p>
          </table:table-cell>
          <table:table-cell table:formula="of:=[.D6]-[.B6]" office:value-type="float" office:value="-1" calcext:value-type="float">
            <text:p>-1.00</text:p>
          </table:table-cell>
          <table:table-cell table:formula="of:=[.D6]-[.F6]" office:value-type="float" office:value="-9" calcext:value-type="float">
            <text:p>-9.00</text:p>
          </table:table-cell>
          <table:table-cell table:formula="of:=[.G6]*[.G6]" office:value-type="float" office:value="25" calcext:value-type="float">
            <text:p>25.00</text:p>
          </table:table-cell>
          <table:table-cell table:formula="of:=[.H6]*[.H6]" office:value-type="float" office:value="64" calcext:value-type="float">
            <text:p>64.00</text:p>
          </table:table-cell>
          <table:table-cell table:formula="of:=[.I6]*[.I6]" office:value-type="float" office:value="1" calcext:value-type="float">
            <text:p>1.00</text:p>
          </table:table-cell>
          <table:table-cell table:formula="of:=[.J6]*[.J6]" office:value-type="float" office:value="81" calcext:value-type="float">
            <text:p>81.00</text:p>
          </table:table-cell>
          <table:table-cell table:formula="of:=[.G6]*[.H6]" office:value-type="float" office:value="40" calcext:value-type="float">
            <text:p>40.00</text:p>
          </table:table-cell>
          <table:table-cell table:formula="of:=[.I6]*[.J6]" office:value-type="float" office:value="9" calcext:value-type="float">
            <text:p>9.00</text:p>
          </table:table-cell>
          <table:table-cell table:formula="of:=SQRT([.K6]+[.M6])" office:value-type="float" office:value="5.09901951359278" calcext:value-type="float">
            <text:p>5.10</text:p>
          </table:table-cell>
          <table:table-cell table:formula="of:=SQRT([.L6]+[.N6])" office:value-type="float" office:value="12.0415945787923" calcext:value-type="float">
            <text:p>12.04</text:p>
          </table:table-cell>
          <table:table-cell table:formula="of:=ACOS(([.O6]+[.P6])/([.Q6]*[.R6]))" office:value-type="float" office:value="0.64675842626329" calcext:value-type="float">
            <text:p>0.65</text:p>
          </table:table-cell>
          <table:table-cell table:formula="of:=(180/3.1415926)*[.S6]" office:value-type="float" office:value="37.0565288215258" calcext:value-type="float">
            <text:p>37.0565288215258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6]*[.T7]+[.V6]" office:value-type="float" office:value="0.667427640543507" calcext:value-type="float">
            <text:p>0.667427640543507</text:p>
          </table:table-cell>
          <table:table-cell/>
        </table:table-row>
        <table:table-row table:style-name="ro3">
          <table:table-cell table:number-columns-repeated="2"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7]-[.A7]" office:value-type="float" office:value="6" calcext:value-type="float">
            <text:p>6.00</text:p>
          </table:table-cell>
          <table:table-cell table:formula="of:=[.C7]-[.E7]" office:value-type="float" office:value="8" calcext:value-type="float">
            <text:p>8.00</text:p>
          </table:table-cell>
          <table:table-cell table:formula="of:=[.D7]-[.B7]" office:value-type="float" office:value="-2" calcext:value-type="float">
            <text:p>-2.00</text:p>
          </table:table-cell>
          <table:table-cell table:formula="of:=[.D7]-[.F7]" office:value-type="float" office:value="-9" calcext:value-type="float">
            <text:p>-9.00</text:p>
          </table:table-cell>
          <table:table-cell table:formula="of:=[.G7]*[.G7]" office:value-type="float" office:value="36" calcext:value-type="float">
            <text:p>36.00</text:p>
          </table:table-cell>
          <table:table-cell table:formula="of:=[.H7]*[.H7]" office:value-type="float" office:value="64" calcext:value-type="float">
            <text:p>64.00</text:p>
          </table:table-cell>
          <table:table-cell table:formula="of:=[.I7]*[.I7]" office:value-type="float" office:value="4" calcext:value-type="float">
            <text:p>4.00</text:p>
          </table:table-cell>
          <table:table-cell table:formula="of:=[.J7]*[.J7]" office:value-type="float" office:value="81" calcext:value-type="float">
            <text:p>81.00</text:p>
          </table:table-cell>
          <table:table-cell table:formula="of:=[.G7]*[.H7]" office:value-type="float" office:value="48" calcext:value-type="float">
            <text:p>48.00</text:p>
          </table:table-cell>
          <table:table-cell table:formula="of:=[.I7]*[.J7]" office:value-type="float" office:value="18" calcext:value-type="float">
            <text:p>18.00</text:p>
          </table:table-cell>
          <table:table-cell table:formula="of:=SQRT([.K7]+[.M7])" office:value-type="float" office:value="6.32455532033676" calcext:value-type="float">
            <text:p>6.32</text:p>
          </table:table-cell>
          <table:table-cell table:formula="of:=SQRT([.L7]+[.N7])" office:value-type="float" office:value="12.0415945787923" calcext:value-type="float">
            <text:p>12.04</text:p>
          </table:table-cell>
          <table:table-cell table:formula="of:=ACOS(([.O7]+[.P7])/([.Q7]*[.R7]))" office:value-type="float" office:value="0.522403431716529" calcext:value-type="float">
            <text:p>0.52</text:p>
          </table:table-cell>
          <table:table-cell table:formula="of:=(180/3.1415926)*[.S7]" office:value-type="float" office:value="29.9315123510844" calcext:value-type="float">
            <text:p>29.9315123510844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7]*[.T8]+[.V7]" office:value-type="float" office:value="0.720356993565564" calcext:value-type="float">
            <text:p>0.720356993565564</text:p>
          </table:table-cell>
          <table:table-cell/>
        </table:table-row>
        <table:table-row table:style-name="ro3"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8]-[.A8]" office:value-type="float" office:value="7" calcext:value-type="float">
            <text:p>7.00</text:p>
          </table:table-cell>
          <table:table-cell table:formula="of:=[.C8]-[.E8]" office:value-type="float" office:value="8" calcext:value-type="float">
            <text:p>8.00</text:p>
          </table:table-cell>
          <table:table-cell table:formula="of:=[.D8]-[.B8]" office:value-type="float" office:value="-3" calcext:value-type="float">
            <text:p>-3.00</text:p>
          </table:table-cell>
          <table:table-cell table:formula="of:=[.D8]-[.F8]" office:value-type="float" office:value="-9" calcext:value-type="float">
            <text:p>-9.00</text:p>
          </table:table-cell>
          <table:table-cell table:formula="of:=[.G8]*[.G8]" office:value-type="float" office:value="49" calcext:value-type="float">
            <text:p>49.00</text:p>
          </table:table-cell>
          <table:table-cell table:formula="of:=[.H8]*[.H8]" office:value-type="float" office:value="64" calcext:value-type="float">
            <text:p>64.00</text:p>
          </table:table-cell>
          <table:table-cell table:formula="of:=[.I8]*[.I8]" office:value-type="float" office:value="9" calcext:value-type="float">
            <text:p>9.00</text:p>
          </table:table-cell>
          <table:table-cell table:formula="of:=[.J8]*[.J8]" office:value-type="float" office:value="81" calcext:value-type="float">
            <text:p>81.00</text:p>
          </table:table-cell>
          <table:table-cell table:formula="of:=[.G8]*[.H8]" office:value-type="float" office:value="56" calcext:value-type="float">
            <text:p>56.00</text:p>
          </table:table-cell>
          <table:table-cell table:formula="of:=[.I8]*[.J8]" office:value-type="float" office:value="27" calcext:value-type="float">
            <text:p>27.00</text:p>
          </table:table-cell>
          <table:table-cell table:formula="of:=SQRT([.K8]+[.M8])" office:value-type="float" office:value="7.61577310586391" calcext:value-type="float">
            <text:p>7.62</text:p>
          </table:table-cell>
          <table:table-cell table:formula="of:=SQRT([.L8]+[.N8])" office:value-type="float" office:value="12.0415945787923" calcext:value-type="float">
            <text:p>12.04</text:p>
          </table:table-cell>
          <table:table-cell table:formula="of:=ACOS(([.O8]+[.P8])/([.Q8]*[.R8]))" office:value-type="float" office:value="0.439262199828088" calcext:value-type="float">
            <text:p>0.44</text:p>
          </table:table-cell>
          <table:table-cell table:formula="of:=(180/3.1415926)*[.S8]" office:value-type="float" office:value="25.1678705790992" calcext:value-type="float">
            <text:p>25.1678705790992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8]*[.T9]+[.V8]" office:value-type="float" office:value="0.75776211268618" calcext:value-type="float">
            <text:p>0.75776211268618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9]-[.A9]" office:value-type="float" office:value="8" calcext:value-type="float">
            <text:p>8.00</text:p>
          </table:table-cell>
          <table:table-cell table:formula="of:=[.C9]-[.E9]" office:value-type="float" office:value="8" calcext:value-type="float">
            <text:p>8.00</text:p>
          </table:table-cell>
          <table:table-cell table:formula="of:=[.D9]-[.B9]" office:value-type="float" office:value="-4" calcext:value-type="float">
            <text:p>-4.00</text:p>
          </table:table-cell>
          <table:table-cell table:formula="of:=[.D9]-[.F9]" office:value-type="float" office:value="-9" calcext:value-type="float">
            <text:p>-9.00</text:p>
          </table:table-cell>
          <table:table-cell table:formula="of:=[.G9]*[.G9]" office:value-type="float" office:value="64" calcext:value-type="float">
            <text:p>64.00</text:p>
          </table:table-cell>
          <table:table-cell table:formula="of:=[.H9]*[.H9]" office:value-type="float" office:value="64" calcext:value-type="float">
            <text:p>64.00</text:p>
          </table:table-cell>
          <table:table-cell table:formula="of:=[.I9]*[.I9]" office:value-type="float" office:value="16" calcext:value-type="float">
            <text:p>16.00</text:p>
          </table:table-cell>
          <table:table-cell table:formula="of:=[.J9]*[.J9]" office:value-type="float" office:value="81" calcext:value-type="float">
            <text:p>81.00</text:p>
          </table:table-cell>
          <table:table-cell table:formula="of:=[.G9]*[.H9]" office:value-type="float" office:value="64" calcext:value-type="float">
            <text:p>64.00</text:p>
          </table:table-cell>
          <table:table-cell table:formula="of:=[.I9]*[.J9]" office:value-type="float" office:value="36" calcext:value-type="float">
            <text:p>36.00</text:p>
          </table:table-cell>
          <table:table-cell table:formula="of:=SQRT([.K9]+[.M9])" office:value-type="float" office:value="8.94427190999916" calcext:value-type="float">
            <text:p>8.94</text:p>
          </table:table-cell>
          <table:table-cell table:formula="of:=SQRT([.L9]+[.N9])" office:value-type="float" office:value="12.0415945787923" calcext:value-type="float">
            <text:p>12.04</text:p>
          </table:table-cell>
          <table:table-cell table:formula="of:=ACOS(([.O9]+[.P9])/([.Q9]*[.R9]))" office:value-type="float" office:value="0.380506377112365" calcext:value-type="float">
            <text:p>0.38</text:p>
          </table:table-cell>
          <table:table-cell table:formula="of:=(180/3.1415926)*[.S9]" office:value-type="float" office:value="21.8014098582438" calcext:value-type="float">
            <text:p>21.8014098582438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9]*[.T10]+[.V9]" office:value-type="float" office:value="0.818210247395154" calcext:value-type="float">
            <text:p>0.818210247395154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0]-[.A10]" office:value-type="float" office:value="8" calcext:value-type="float">
            <text:p>8.00</text:p>
          </table:table-cell>
          <table:table-cell table:formula="of:=[.C10]-[.E10]" office:value-type="float" office:value="8" calcext:value-type="float">
            <text:p>8.00</text:p>
          </table:table-cell>
          <table:table-cell table:formula="of:=[.D10]-[.B10]" office:value-type="float" office:value="-5" calcext:value-type="float">
            <text:p>-5.00</text:p>
          </table:table-cell>
          <table:table-cell table:formula="of:=[.D10]-[.F10]" office:value-type="float" office:value="-9" calcext:value-type="float">
            <text:p>-9.00</text:p>
          </table:table-cell>
          <table:table-cell table:formula="of:=[.G10]*[.G10]" office:value-type="float" office:value="64" calcext:value-type="float">
            <text:p>64.00</text:p>
          </table:table-cell>
          <table:table-cell table:formula="of:=[.H10]*[.H10]" office:value-type="float" office:value="64" calcext:value-type="float">
            <text:p>64.00</text:p>
          </table:table-cell>
          <table:table-cell table:formula="of:=[.I10]*[.I10]" office:value-type="float" office:value="25" calcext:value-type="float">
            <text:p>25.00</text:p>
          </table:table-cell>
          <table:table-cell table:formula="of:=[.J10]*[.J10]" office:value-type="float" office:value="81" calcext:value-type="float">
            <text:p>81.00</text:p>
          </table:table-cell>
          <table:table-cell table:formula="of:=[.G10]*[.H10]" office:value-type="float" office:value="64" calcext:value-type="float">
            <text:p>64.00</text:p>
          </table:table-cell>
          <table:table-cell table:formula="of:=[.I10]*[.J10]" office:value-type="float" office:value="45" calcext:value-type="float">
            <text:p>45.00</text:p>
          </table:table-cell>
          <table:table-cell table:formula="of:=SQRT([.K10]+[.M10])" office:value-type="float" office:value="9.4339811320566" calcext:value-type="float">
            <text:p>9.43</text:p>
          </table:table-cell>
          <table:table-cell table:formula="of:=SQRT([.L10]+[.N10])" office:value-type="float" office:value="12.0415945787923" calcext:value-type="float">
            <text:p>12.04</text:p>
          </table:table-cell>
          <table:table-cell table:formula="of:=ACOS(([.O10]+[.P10])/([.Q10]*[.R10]))" office:value-type="float" office:value="0.285554670769608" calcext:value-type="float">
            <text:p>0.29</text:p>
          </table:table-cell>
          <table:table-cell table:formula="of:=(180/3.1415926)*[.S10]" office:value-type="float" office:value="16.3610777344362" calcext:value-type="float">
            <text:p>16.3610777344362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10]*[.T11]+[.V10]" office:value-type="float" office:value="0.872260408736711" calcext:value-type="float">
            <text:p>0.872260408736711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1]-[.A11]" office:value-type="float" office:value="8" calcext:value-type="float">
            <text:p>8.00</text:p>
          </table:table-cell>
          <table:table-cell table:formula="of:=[.C11]-[.E11]" office:value-type="float" office:value="8" calcext:value-type="float">
            <text:p>8.00</text:p>
          </table:table-cell>
          <table:table-cell table:formula="of:=[.D11]-[.B11]" office:value-type="float" office:value="-6" calcext:value-type="float">
            <text:p>-6.00</text:p>
          </table:table-cell>
          <table:table-cell table:formula="of:=[.D11]-[.F11]" office:value-type="float" office:value="-9" calcext:value-type="float">
            <text:p>-9.00</text:p>
          </table:table-cell>
          <table:table-cell table:formula="of:=[.G11]*[.G11]" office:value-type="float" office:value="64" calcext:value-type="float">
            <text:p>64.00</text:p>
          </table:table-cell>
          <table:table-cell table:formula="of:=[.H11]*[.H11]" office:value-type="float" office:value="64" calcext:value-type="float">
            <text:p>64.00</text:p>
          </table:table-cell>
          <table:table-cell table:formula="of:=[.I11]*[.I11]" office:value-type="float" office:value="36" calcext:value-type="float">
            <text:p>36.00</text:p>
          </table:table-cell>
          <table:table-cell table:formula="of:=[.J11]*[.J11]" office:value-type="float" office:value="81" calcext:value-type="float">
            <text:p>81.00</text:p>
          </table:table-cell>
          <table:table-cell table:formula="of:=[.G11]*[.H11]" office:value-type="float" office:value="64" calcext:value-type="float">
            <text:p>64.00</text:p>
          </table:table-cell>
          <table:table-cell table:formula="of:=[.I11]*[.J11]" office:value-type="float" office:value="54" calcext:value-type="float">
            <text:p>54.00</text:p>
          </table:table-cell>
          <table:table-cell table:formula="of:=SQRT([.K11]+[.M11])" office:value-type="float" office:value="10" calcext:value-type="float">
            <text:p>10.00</text:p>
          </table:table-cell>
          <table:table-cell table:formula="of:=SQRT([.L11]+[.N11])" office:value-type="float" office:value="12.0415945787923" calcext:value-type="float">
            <text:p>12.04</text:p>
          </table:table-cell>
          <table:table-cell table:formula="of:=ACOS(([.O11]+[.P11])/([.Q11]*[.R11]))" office:value-type="float" office:value="0.200652877319887" calcext:value-type="float">
            <text:p>0.20</text:p>
          </table:table-cell>
          <table:table-cell table:formula="of:=(180/3.1415926)*[.S11]" office:value-type="float" office:value="11.496563213696" calcext:value-type="float">
            <text:p>11.496563213696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11]*[.T12]+[.V11]" office:value-type="float" office:value="0.92021627088659" calcext:value-type="float">
            <text:p>0.92021627088659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2]-[.A12]" office:value-type="float" office:value="8" calcext:value-type="float">
            <text:p>8.00</text:p>
          </table:table-cell>
          <table:table-cell table:formula="of:=[.C12]-[.E12]" office:value-type="float" office:value="8" calcext:value-type="float">
            <text:p>8.00</text:p>
          </table:table-cell>
          <table:table-cell table:formula="of:=[.D12]-[.B12]" office:value-type="float" office:value="-7" calcext:value-type="float">
            <text:p>-7.00</text:p>
          </table:table-cell>
          <table:table-cell table:formula="of:=[.D12]-[.F12]" office:value-type="float" office:value="-9" calcext:value-type="float">
            <text:p>-9.00</text:p>
          </table:table-cell>
          <table:table-cell table:formula="of:=[.G12]*[.G12]" office:value-type="float" office:value="64" calcext:value-type="float">
            <text:p>64.00</text:p>
          </table:table-cell>
          <table:table-cell table:formula="of:=[.H12]*[.H12]" office:value-type="float" office:value="64" calcext:value-type="float">
            <text:p>64.00</text:p>
          </table:table-cell>
          <table:table-cell table:formula="of:=[.I12]*[.I12]" office:value-type="float" office:value="49" calcext:value-type="float">
            <text:p>49.00</text:p>
          </table:table-cell>
          <table:table-cell table:formula="of:=[.J12]*[.J12]" office:value-type="float" office:value="81" calcext:value-type="float">
            <text:p>81.00</text:p>
          </table:table-cell>
          <table:table-cell table:formula="of:=[.G12]*[.H12]" office:value-type="float" office:value="64" calcext:value-type="float">
            <text:p>64.00</text:p>
          </table:table-cell>
          <table:table-cell table:formula="of:=[.I12]*[.J12]" office:value-type="float" office:value="63" calcext:value-type="float">
            <text:p>63.00</text:p>
          </table:table-cell>
          <table:table-cell table:formula="of:=SQRT([.K12]+[.M12])" office:value-type="float" office:value="10.6301458127347" calcext:value-type="float">
            <text:p>10.63</text:p>
          </table:table-cell>
          <table:table-cell table:formula="of:=SQRT([.L12]+[.N12])" office:value-type="float" office:value="12.0415945787923" calcext:value-type="float">
            <text:p>12.04</text:p>
          </table:table-cell>
          <table:table-cell table:formula="of:=ACOS(([.O12]+[.P12])/([.Q12]*[.R12]))" office:value-type="float" office:value="0.125323986491547" calcext:value-type="float">
            <text:p>0.13</text:p>
          </table:table-cell>
          <table:table-cell table:formula="of:=(180/3.1415926)*[.S12]" office:value-type="float" office:value="7.18053562020692" calcext:value-type="float">
            <text:p>7.18053562020692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12]*[.T13]+[.V12]" office:value-type="float" office:value="0.962594880879383" calcext:value-type="float">
            <text:p>0.962594880879383</text:p>
          </table:table-cell>
          <table:table-cell/>
        </table:table-row>
        <table:table-row table:style-name="ro3">
          <table:table-cell office:value-type="float" office:value="1" calcext:value-type="float">
            <text:p>1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3]-[.A13]" office:value-type="float" office:value="8" calcext:value-type="float">
            <text:p>8.00</text:p>
          </table:table-cell>
          <table:table-cell table:formula="of:=[.C13]-[.E13]" office:value-type="float" office:value="8" calcext:value-type="float">
            <text:p>8.00</text:p>
          </table:table-cell>
          <table:table-cell table:formula="of:=[.D13]-[.B13]" office:value-type="float" office:value="-8" calcext:value-type="float">
            <text:p>-8.00</text:p>
          </table:table-cell>
          <table:table-cell table:formula="of:=[.D13]-[.F13]" office:value-type="float" office:value="-9" calcext:value-type="float">
            <text:p>-9.00</text:p>
          </table:table-cell>
          <table:table-cell table:formula="of:=[.G13]*[.G13]" office:value-type="float" office:value="64" calcext:value-type="float">
            <text:p>64.00</text:p>
          </table:table-cell>
          <table:table-cell table:formula="of:=[.H13]*[.H13]" office:value-type="float" office:value="64" calcext:value-type="float">
            <text:p>64.00</text:p>
          </table:table-cell>
          <table:table-cell table:formula="of:=[.I13]*[.I13]" office:value-type="float" office:value="64" calcext:value-type="float">
            <text:p>64.00</text:p>
          </table:table-cell>
          <table:table-cell table:formula="of:=[.J13]*[.J13]" office:value-type="float" office:value="81" calcext:value-type="float">
            <text:p>81.00</text:p>
          </table:table-cell>
          <table:table-cell table:formula="of:=[.G13]*[.H13]" office:value-type="float" office:value="64" calcext:value-type="float">
            <text:p>64.00</text:p>
          </table:table-cell>
          <table:table-cell table:formula="of:=[.I13]*[.J13]" office:value-type="float" office:value="72" calcext:value-type="float">
            <text:p>72.00</text:p>
          </table:table-cell>
          <table:table-cell table:formula="of:=SQRT([.K13]+[.M13])" office:value-type="float" office:value="11.3137084989848" calcext:value-type="float">
            <text:p>11.31</text:p>
          </table:table-cell>
          <table:table-cell table:formula="of:=SQRT([.L13]+[.N13])" office:value-type="float" office:value="12.0415945787923" calcext:value-type="float">
            <text:p>12.04</text:p>
          </table:table-cell>
          <table:table-cell table:formula="of:=ACOS(([.O13]+[.P13])/([.Q13]*[.R13]))" office:value-type="float" office:value="0.0587558227157251" calcext:value-type="float">
            <text:p>0.06</text:p>
          </table:table-cell>
          <table:table-cell table:formula="of:=(180/3.1415926)*[.S13]" office:value-type="float" office:value="3.36646072085557" calcext:value-type="float">
            <text:p>3.36646072085557</text:p>
          </table:table-cell>
          <table:table-cell table:formula="of:=-1/90" office:value-type="float" office:value="-0.0111111111111111" calcext:value-type="float">
            <text:p>-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1/90" office:value-type="float" office:value="0.0111111111111111" calcext:value-type="float">
            <text:p>0.011111111111111</text:p>
          </table:table-cell>
          <table:table-cell table:formula="of:=1" office:value-type="float" office:value="1" calcext:value-type="float">
            <text:p>1</text:p>
          </table:table-cell>
          <table:table-cell table:formula="of:=[.U13]*[.T14]+[.V13]" office:value-type="float" office:value="1" calcext:value-type="float">
            <text:p>1</text:p>
          </table:table-cell>
          <table:table-cell/>
        </table:table-row>
        <table:table-row table:style-name="ro2" table:number-rows-repeated="4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angle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7" table:default-cell-style-name="ce2"/>
        <table:table-column table:style-name="co15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22" table:default-cell-style-name="ce2"/>
        <table:table-column table:style-name="co15" table:default-cell-style-name="Default"/>
        <table:table-row table:style-name="ro4">
          <table:table-cell table:style-name="ce1" office:value-type="string" calcext:value-type="string">
            <text:p>For angle </text:p>
          </table:table-cell>
          <table:table-cell table:style-name="ce1" table:number-columns-repeated="18"/>
          <table:table-cell/>
        </table:table-row>
        <table:table-row table:style-name="ro1">
          <table:table-cell table:number-columns-repeated="2" table:style-name="ce1" office:value-type="string" calcext:value-type="string">
            <text:p>current <text:s/></text:p>
          </table:table-cell>
          <table:table-cell table:style-name="ce1" table:number-columns-repeated="17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(xa-x)</text:p>
          </table:table-cell>
          <table:table-cell table:style-name="ce1" office:value-type="string" calcext:value-type="string">
            <text:p>(xa-xb)</text:p>
          </table:table-cell>
          <table:table-cell table:style-name="ce1" office:value-type="string" calcext:value-type="string">
            <text:p>(ya-y)</text:p>
          </table:table-cell>
          <table:table-cell table:style-name="ce1" office:value-type="string" calcext:value-type="string">
            <text:p>(ya-yb)</text:p>
          </table:table-cell>
          <table:table-cell table:style-name="ce1" office:value-type="string" calcext:value-type="string">
            <text:p>(xa-x)^2</text:p>
          </table:table-cell>
          <table:table-cell table:style-name="ce1" office:value-type="string" calcext:value-type="string">
            <text:p>(xa-xb)^2</text:p>
          </table:table-cell>
          <table:table-cell table:style-name="ce1" office:value-type="string" calcext:value-type="string">
            <text:p>(ya-y)^2</text:p>
          </table:table-cell>
          <table:table-cell table:style-name="ce1" office:value-type="string" calcext:value-type="string">
            <text:p>(ya-yb)^2</text:p>
          </table:table-cell>
          <table:table-cell table:style-name="ce1" office:value-type="string" calcext:value-type="string">
            <text:p>(xa-x)(xa-xb)</text:p>
          </table:table-cell>
          <table:table-cell table:style-name="ce1" office:value-type="string" calcext:value-type="string">
            <text:p>(ya-y)(ya-yb)</text:p>
          </table:table-cell>
          <table:table-cell table:style-name="ce1" office:value-type="string" calcext:value-type="string">
            <text:p>sqrt(x-sqr)</text:p>
          </table:table-cell>
          <table:table-cell table:style-name="ce1" office:value-type="string" calcext:value-type="string">
            <text:p>sqrt(y-sqr)</text:p>
          </table:table-cell>
          <table:table-cell table:style-name="ce1" office:value-type="string" calcext:value-type="string">
            <text:p>angle </text:p>
          </table:table-cell>
          <table:table-cell office:value-type="string" calcext:value-type="string">
            <text:p>degree</text:p>
          </table:table-cell>
        </table:table-row>
        <table:table-row table:style-name="ro2">
          <table:table-cell office:value-type="float" office:value="7" calcext:value-type="float">
            <text:p>7.00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4]-[.A4]" office:value-type="float" office:value="2" calcext:value-type="float">
            <text:p>2.00</text:p>
          </table:table-cell>
          <table:table-cell table:formula="of:=[.C4]-[.E4]" office:value-type="float" office:value="8" calcext:value-type="float">
            <text:p>8.00</text:p>
          </table:table-cell>
          <table:table-cell table:formula="of:=[.D4]-[.B4]" office:value-type="float" office:value="0" calcext:value-type="float">
            <text:p>0.00</text:p>
          </table:table-cell>
          <table:table-cell table:formula="of:=[.D4]-[.F4]" office:value-type="float" office:value="-9" calcext:value-type="float">
            <text:p>-9.00</text:p>
          </table:table-cell>
          <table:table-cell table:formula="of:=[.G4]*[.G4]" office:value-type="float" office:value="4" calcext:value-type="float">
            <text:p>4.00</text:p>
          </table:table-cell>
          <table:table-cell table:formula="of:=[.H4]*[.H4]" office:value-type="float" office:value="64" calcext:value-type="float">
            <text:p>64.00</text:p>
          </table:table-cell>
          <table:table-cell table:formula="of:=[.I4]*[.I4]" office:value-type="float" office:value="0" calcext:value-type="float">
            <text:p>0.00</text:p>
          </table:table-cell>
          <table:table-cell table:formula="of:=[.J4]*[.J4]" office:value-type="float" office:value="81" calcext:value-type="float">
            <text:p>81.00</text:p>
          </table:table-cell>
          <table:table-cell table:formula="of:=[.G4]*[.H4]" office:value-type="float" office:value="16" calcext:value-type="float">
            <text:p>16.00</text:p>
          </table:table-cell>
          <table:table-cell table:formula="of:=[.I4]*[.J4]" office:value-type="float" office:value="-0" calcext:value-type="float">
            <text:p>0.00</text:p>
          </table:table-cell>
          <table:table-cell table:formula="of:=SQRT([.K4]+[.M4])" office:value-type="float" office:value="2" calcext:value-type="float">
            <text:p>2.00</text:p>
          </table:table-cell>
          <table:table-cell table:formula="of:=SQRT([.L4]+[.N4])" office:value-type="float" office:value="12.0415945787923" calcext:value-type="float">
            <text:p>12.04</text:p>
          </table:table-cell>
          <table:table-cell table:formula="of:=ACOS(([.O4]+[.P4])/([.Q4]*[.R4]))" office:value-type="float" office:value="0.844153986113171" calcext:value-type="float">
            <text:p>0.84</text:p>
          </table:table-cell>
          <table:table-cell table:formula="of:=(180/3.1415926)*[.S4]" office:value-type="float" office:value="48.3664614884727" calcext:value-type="float">
            <text:p>48.3664614884727</text:p>
          </table:table-cell>
        </table:table-row>
        <table:table-row table:style-name="ro2"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5]-[.A5]" office:value-type="float" office:value="4" calcext:value-type="float">
            <text:p>4.00</text:p>
          </table:table-cell>
          <table:table-cell table:formula="of:=[.C5]-[.E5]" office:value-type="float" office:value="8" calcext:value-type="float">
            <text:p>8.00</text:p>
          </table:table-cell>
          <table:table-cell table:formula="of:=[.D5]-[.B5]" office:value-type="float" office:value="-1" calcext:value-type="float">
            <text:p>-1.00</text:p>
          </table:table-cell>
          <table:table-cell table:formula="of:=[.D5]-[.F5]" office:value-type="float" office:value="-9" calcext:value-type="float">
            <text:p>-9.00</text:p>
          </table:table-cell>
          <table:table-cell table:formula="of:=[.G5]*[.G5]" office:value-type="float" office:value="16" calcext:value-type="float">
            <text:p>16.00</text:p>
          </table:table-cell>
          <table:table-cell table:formula="of:=[.H5]*[.H5]" office:value-type="float" office:value="64" calcext:value-type="float">
            <text:p>64.00</text:p>
          </table:table-cell>
          <table:table-cell table:formula="of:=[.I5]*[.I5]" office:value-type="float" office:value="1" calcext:value-type="float">
            <text:p>1.00</text:p>
          </table:table-cell>
          <table:table-cell table:formula="of:=[.J5]*[.J5]" office:value-type="float" office:value="81" calcext:value-type="float">
            <text:p>81.00</text:p>
          </table:table-cell>
          <table:table-cell table:formula="of:=[.G5]*[.H5]" office:value-type="float" office:value="32" calcext:value-type="float">
            <text:p>32.00</text:p>
          </table:table-cell>
          <table:table-cell table:formula="of:=[.I5]*[.J5]" office:value-type="float" office:value="9" calcext:value-type="float">
            <text:p>9.00</text:p>
          </table:table-cell>
          <table:table-cell table:formula="of:=SQRT([.K5]+[.M5])" office:value-type="float" office:value="4.12310562561766" calcext:value-type="float">
            <text:p>4.12</text:p>
          </table:table-cell>
          <table:table-cell table:formula="of:=SQRT([.L5]+[.N5])" office:value-type="float" office:value="12.0415945787923" calcext:value-type="float">
            <text:p>12.04</text:p>
          </table:table-cell>
          <table:table-cell table:formula="of:=ACOS(([.O5]+[.P5])/([.Q5]*[.R5]))" office:value-type="float" office:value="0.599175322986307" calcext:value-type="float">
            <text:p>0.60</text:p>
          </table:table-cell>
          <table:table-cell table:formula="of:=(180/3.1415926)*[.S5]" office:value-type="float" office:value="34.3302177811137" calcext:value-type="float">
            <text:p>34.3302177811137</text:p>
          </table:table-cell>
        </table:table-row>
        <table:table-row table:style-name="ro2"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6]-[.A6]" office:value-type="float" office:value="5" calcext:value-type="float">
            <text:p>5.00</text:p>
          </table:table-cell>
          <table:table-cell table:formula="of:=[.C6]-[.E6]" office:value-type="float" office:value="8" calcext:value-type="float">
            <text:p>8.00</text:p>
          </table:table-cell>
          <table:table-cell table:formula="of:=[.D6]-[.B6]" office:value-type="float" office:value="-1" calcext:value-type="float">
            <text:p>-1.00</text:p>
          </table:table-cell>
          <table:table-cell table:formula="of:=[.D6]-[.F6]" office:value-type="float" office:value="-9" calcext:value-type="float">
            <text:p>-9.00</text:p>
          </table:table-cell>
          <table:table-cell table:formula="of:=[.G6]*[.G6]" office:value-type="float" office:value="25" calcext:value-type="float">
            <text:p>25.00</text:p>
          </table:table-cell>
          <table:table-cell table:formula="of:=[.H6]*[.H6]" office:value-type="float" office:value="64" calcext:value-type="float">
            <text:p>64.00</text:p>
          </table:table-cell>
          <table:table-cell table:formula="of:=[.I6]*[.I6]" office:value-type="float" office:value="1" calcext:value-type="float">
            <text:p>1.00</text:p>
          </table:table-cell>
          <table:table-cell table:formula="of:=[.J6]*[.J6]" office:value-type="float" office:value="81" calcext:value-type="float">
            <text:p>81.00</text:p>
          </table:table-cell>
          <table:table-cell table:formula="of:=[.G6]*[.H6]" office:value-type="float" office:value="40" calcext:value-type="float">
            <text:p>40.00</text:p>
          </table:table-cell>
          <table:table-cell table:formula="of:=[.I6]*[.J6]" office:value-type="float" office:value="9" calcext:value-type="float">
            <text:p>9.00</text:p>
          </table:table-cell>
          <table:table-cell table:formula="of:=SQRT([.K6]+[.M6])" office:value-type="float" office:value="5.09901951359278" calcext:value-type="float">
            <text:p>5.10</text:p>
          </table:table-cell>
          <table:table-cell table:formula="of:=SQRT([.L6]+[.N6])" office:value-type="float" office:value="12.0415945787923" calcext:value-type="float">
            <text:p>12.04</text:p>
          </table:table-cell>
          <table:table-cell table:formula="of:=ACOS(([.O6]+[.P6])/([.Q6]*[.R6]))" office:value-type="float" office:value="0.64675842626329" calcext:value-type="float">
            <text:p>0.65</text:p>
          </table:table-cell>
          <table:table-cell table:formula="of:=(180/3.1415926)*[.S6]" office:value-type="float" office:value="37.0565288215258" calcext:value-type="float">
            <text:p>37.0565288215258</text:p>
          </table:table-cell>
        </table:table-row>
        <table:table-row table:style-name="ro2">
          <table:table-cell table:number-columns-repeated="2"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7]-[.A7]" office:value-type="float" office:value="6" calcext:value-type="float">
            <text:p>6.00</text:p>
          </table:table-cell>
          <table:table-cell table:formula="of:=[.C7]-[.E7]" office:value-type="float" office:value="8" calcext:value-type="float">
            <text:p>8.00</text:p>
          </table:table-cell>
          <table:table-cell table:formula="of:=[.D7]-[.B7]" office:value-type="float" office:value="-2" calcext:value-type="float">
            <text:p>-2.00</text:p>
          </table:table-cell>
          <table:table-cell table:formula="of:=[.D7]-[.F7]" office:value-type="float" office:value="-9" calcext:value-type="float">
            <text:p>-9.00</text:p>
          </table:table-cell>
          <table:table-cell table:formula="of:=[.G7]*[.G7]" office:value-type="float" office:value="36" calcext:value-type="float">
            <text:p>36.00</text:p>
          </table:table-cell>
          <table:table-cell table:formula="of:=[.H7]*[.H7]" office:value-type="float" office:value="64" calcext:value-type="float">
            <text:p>64.00</text:p>
          </table:table-cell>
          <table:table-cell table:formula="of:=[.I7]*[.I7]" office:value-type="float" office:value="4" calcext:value-type="float">
            <text:p>4.00</text:p>
          </table:table-cell>
          <table:table-cell table:formula="of:=[.J7]*[.J7]" office:value-type="float" office:value="81" calcext:value-type="float">
            <text:p>81.00</text:p>
          </table:table-cell>
          <table:table-cell table:formula="of:=[.G7]*[.H7]" office:value-type="float" office:value="48" calcext:value-type="float">
            <text:p>48.00</text:p>
          </table:table-cell>
          <table:table-cell table:formula="of:=[.I7]*[.J7]" office:value-type="float" office:value="18" calcext:value-type="float">
            <text:p>18.00</text:p>
          </table:table-cell>
          <table:table-cell table:formula="of:=SQRT([.K7]+[.M7])" office:value-type="float" office:value="6.32455532033676" calcext:value-type="float">
            <text:p>6.32</text:p>
          </table:table-cell>
          <table:table-cell table:formula="of:=SQRT([.L7]+[.N7])" office:value-type="float" office:value="12.0415945787923" calcext:value-type="float">
            <text:p>12.04</text:p>
          </table:table-cell>
          <table:table-cell table:formula="of:=ACOS(([.O7]+[.P7])/([.Q7]*[.R7]))" office:value-type="float" office:value="0.522403431716529" calcext:value-type="float">
            <text:p>0.52</text:p>
          </table:table-cell>
          <table:table-cell table:formula="of:=(180/3.1415926)*[.S7]" office:value-type="float" office:value="29.9315123510844" calcext:value-type="float">
            <text:p>29.9315123510844</text:p>
          </table:table-cell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8]-[.A8]" office:value-type="float" office:value="7" calcext:value-type="float">
            <text:p>7.00</text:p>
          </table:table-cell>
          <table:table-cell table:formula="of:=[.C8]-[.E8]" office:value-type="float" office:value="8" calcext:value-type="float">
            <text:p>8.00</text:p>
          </table:table-cell>
          <table:table-cell table:formula="of:=[.D8]-[.B8]" office:value-type="float" office:value="-3" calcext:value-type="float">
            <text:p>-3.00</text:p>
          </table:table-cell>
          <table:table-cell table:formula="of:=[.D8]-[.F8]" office:value-type="float" office:value="-9" calcext:value-type="float">
            <text:p>-9.00</text:p>
          </table:table-cell>
          <table:table-cell table:formula="of:=[.G8]*[.G8]" office:value-type="float" office:value="49" calcext:value-type="float">
            <text:p>49.00</text:p>
          </table:table-cell>
          <table:table-cell table:formula="of:=[.H8]*[.H8]" office:value-type="float" office:value="64" calcext:value-type="float">
            <text:p>64.00</text:p>
          </table:table-cell>
          <table:table-cell table:formula="of:=[.I8]*[.I8]" office:value-type="float" office:value="9" calcext:value-type="float">
            <text:p>9.00</text:p>
          </table:table-cell>
          <table:table-cell table:formula="of:=[.J8]*[.J8]" office:value-type="float" office:value="81" calcext:value-type="float">
            <text:p>81.00</text:p>
          </table:table-cell>
          <table:table-cell table:formula="of:=[.G8]*[.H8]" office:value-type="float" office:value="56" calcext:value-type="float">
            <text:p>56.00</text:p>
          </table:table-cell>
          <table:table-cell table:formula="of:=[.I8]*[.J8]" office:value-type="float" office:value="27" calcext:value-type="float">
            <text:p>27.00</text:p>
          </table:table-cell>
          <table:table-cell table:formula="of:=SQRT([.K8]+[.M8])" office:value-type="float" office:value="7.61577310586391" calcext:value-type="float">
            <text:p>7.62</text:p>
          </table:table-cell>
          <table:table-cell table:formula="of:=SQRT([.L8]+[.N8])" office:value-type="float" office:value="12.0415945787923" calcext:value-type="float">
            <text:p>12.04</text:p>
          </table:table-cell>
          <table:table-cell table:formula="of:=ACOS(([.O8]+[.P8])/([.Q8]*[.R8]))" office:value-type="float" office:value="0.439262199828088" calcext:value-type="float">
            <text:p>0.44</text:p>
          </table:table-cell>
          <table:table-cell table:formula="of:=(180/3.1415926)*[.S8]" office:value-type="float" office:value="25.1678705790992" calcext:value-type="float">
            <text:p>25.1678705790992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9]-[.A9]" office:value-type="float" office:value="8" calcext:value-type="float">
            <text:p>8.00</text:p>
          </table:table-cell>
          <table:table-cell table:formula="of:=[.C9]-[.E9]" office:value-type="float" office:value="8" calcext:value-type="float">
            <text:p>8.00</text:p>
          </table:table-cell>
          <table:table-cell table:formula="of:=[.D9]-[.B9]" office:value-type="float" office:value="-4" calcext:value-type="float">
            <text:p>-4.00</text:p>
          </table:table-cell>
          <table:table-cell table:formula="of:=[.D9]-[.F9]" office:value-type="float" office:value="-9" calcext:value-type="float">
            <text:p>-9.00</text:p>
          </table:table-cell>
          <table:table-cell table:formula="of:=[.G9]*[.G9]" office:value-type="float" office:value="64" calcext:value-type="float">
            <text:p>64.00</text:p>
          </table:table-cell>
          <table:table-cell table:formula="of:=[.H9]*[.H9]" office:value-type="float" office:value="64" calcext:value-type="float">
            <text:p>64.00</text:p>
          </table:table-cell>
          <table:table-cell table:formula="of:=[.I9]*[.I9]" office:value-type="float" office:value="16" calcext:value-type="float">
            <text:p>16.00</text:p>
          </table:table-cell>
          <table:table-cell table:formula="of:=[.J9]*[.J9]" office:value-type="float" office:value="81" calcext:value-type="float">
            <text:p>81.00</text:p>
          </table:table-cell>
          <table:table-cell table:formula="of:=[.G9]*[.H9]" office:value-type="float" office:value="64" calcext:value-type="float">
            <text:p>64.00</text:p>
          </table:table-cell>
          <table:table-cell table:formula="of:=[.I9]*[.J9]" office:value-type="float" office:value="36" calcext:value-type="float">
            <text:p>36.00</text:p>
          </table:table-cell>
          <table:table-cell table:formula="of:=SQRT([.K9]+[.M9])" office:value-type="float" office:value="8.94427190999916" calcext:value-type="float">
            <text:p>8.94</text:p>
          </table:table-cell>
          <table:table-cell table:formula="of:=SQRT([.L9]+[.N9])" office:value-type="float" office:value="12.0415945787923" calcext:value-type="float">
            <text:p>12.04</text:p>
          </table:table-cell>
          <table:table-cell table:formula="of:=ACOS(([.O9]+[.P9])/([.Q9]*[.R9]))" office:value-type="float" office:value="0.380506377112365" calcext:value-type="float">
            <text:p>0.38</text:p>
          </table:table-cell>
          <table:table-cell table:formula="of:=(180/3.1415926)*[.S9]" office:value-type="float" office:value="21.8014098582438" calcext:value-type="float">
            <text:p>21.8014098582438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0]-[.A10]" office:value-type="float" office:value="8" calcext:value-type="float">
            <text:p>8.00</text:p>
          </table:table-cell>
          <table:table-cell table:formula="of:=[.C10]-[.E10]" office:value-type="float" office:value="8" calcext:value-type="float">
            <text:p>8.00</text:p>
          </table:table-cell>
          <table:table-cell table:formula="of:=[.D10]-[.B10]" office:value-type="float" office:value="-5" calcext:value-type="float">
            <text:p>-5.00</text:p>
          </table:table-cell>
          <table:table-cell table:formula="of:=[.D10]-[.F10]" office:value-type="float" office:value="-9" calcext:value-type="float">
            <text:p>-9.00</text:p>
          </table:table-cell>
          <table:table-cell table:formula="of:=[.G10]*[.G10]" office:value-type="float" office:value="64" calcext:value-type="float">
            <text:p>64.00</text:p>
          </table:table-cell>
          <table:table-cell table:formula="of:=[.H10]*[.H10]" office:value-type="float" office:value="64" calcext:value-type="float">
            <text:p>64.00</text:p>
          </table:table-cell>
          <table:table-cell table:formula="of:=[.I10]*[.I10]" office:value-type="float" office:value="25" calcext:value-type="float">
            <text:p>25.00</text:p>
          </table:table-cell>
          <table:table-cell table:formula="of:=[.J10]*[.J10]" office:value-type="float" office:value="81" calcext:value-type="float">
            <text:p>81.00</text:p>
          </table:table-cell>
          <table:table-cell table:formula="of:=[.G10]*[.H10]" office:value-type="float" office:value="64" calcext:value-type="float">
            <text:p>64.00</text:p>
          </table:table-cell>
          <table:table-cell table:formula="of:=[.I10]*[.J10]" office:value-type="float" office:value="45" calcext:value-type="float">
            <text:p>45.00</text:p>
          </table:table-cell>
          <table:table-cell table:formula="of:=SQRT([.K10]+[.M10])" office:value-type="float" office:value="9.4339811320566" calcext:value-type="float">
            <text:p>9.43</text:p>
          </table:table-cell>
          <table:table-cell table:formula="of:=SQRT([.L10]+[.N10])" office:value-type="float" office:value="12.0415945787923" calcext:value-type="float">
            <text:p>12.04</text:p>
          </table:table-cell>
          <table:table-cell table:formula="of:=ACOS(([.O10]+[.P10])/([.Q10]*[.R10]))" office:value-type="float" office:value="0.285554670769608" calcext:value-type="float">
            <text:p>0.29</text:p>
          </table:table-cell>
          <table:table-cell table:formula="of:=(180/3.1415926)*[.S10]" office:value-type="float" office:value="16.3610777344362" calcext:value-type="float">
            <text:p>16.3610777344362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1]-[.A11]" office:value-type="float" office:value="8" calcext:value-type="float">
            <text:p>8.00</text:p>
          </table:table-cell>
          <table:table-cell table:formula="of:=[.C11]-[.E11]" office:value-type="float" office:value="8" calcext:value-type="float">
            <text:p>8.00</text:p>
          </table:table-cell>
          <table:table-cell table:formula="of:=[.D11]-[.B11]" office:value-type="float" office:value="-6" calcext:value-type="float">
            <text:p>-6.00</text:p>
          </table:table-cell>
          <table:table-cell table:formula="of:=[.D11]-[.F11]" office:value-type="float" office:value="-9" calcext:value-type="float">
            <text:p>-9.00</text:p>
          </table:table-cell>
          <table:table-cell table:formula="of:=[.G11]*[.G11]" office:value-type="float" office:value="64" calcext:value-type="float">
            <text:p>64.00</text:p>
          </table:table-cell>
          <table:table-cell table:formula="of:=[.H11]*[.H11]" office:value-type="float" office:value="64" calcext:value-type="float">
            <text:p>64.00</text:p>
          </table:table-cell>
          <table:table-cell table:formula="of:=[.I11]*[.I11]" office:value-type="float" office:value="36" calcext:value-type="float">
            <text:p>36.00</text:p>
          </table:table-cell>
          <table:table-cell table:formula="of:=[.J11]*[.J11]" office:value-type="float" office:value="81" calcext:value-type="float">
            <text:p>81.00</text:p>
          </table:table-cell>
          <table:table-cell table:formula="of:=[.G11]*[.H11]" office:value-type="float" office:value="64" calcext:value-type="float">
            <text:p>64.00</text:p>
          </table:table-cell>
          <table:table-cell table:formula="of:=[.I11]*[.J11]" office:value-type="float" office:value="54" calcext:value-type="float">
            <text:p>54.00</text:p>
          </table:table-cell>
          <table:table-cell table:formula="of:=SQRT([.K11]+[.M11])" office:value-type="float" office:value="10" calcext:value-type="float">
            <text:p>10.00</text:p>
          </table:table-cell>
          <table:table-cell table:formula="of:=SQRT([.L11]+[.N11])" office:value-type="float" office:value="12.0415945787923" calcext:value-type="float">
            <text:p>12.04</text:p>
          </table:table-cell>
          <table:table-cell table:formula="of:=ACOS(([.O11]+[.P11])/([.Q11]*[.R11]))" office:value-type="float" office:value="0.200652877319887" calcext:value-type="float">
            <text:p>0.20</text:p>
          </table:table-cell>
          <table:table-cell table:formula="of:=(180/3.1415926)*[.S11]" office:value-type="float" office:value="11.496563213696" calcext:value-type="float">
            <text:p>11.496563213696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2]-[.A12]" office:value-type="float" office:value="8" calcext:value-type="float">
            <text:p>8.00</text:p>
          </table:table-cell>
          <table:table-cell table:formula="of:=[.C12]-[.E12]" office:value-type="float" office:value="8" calcext:value-type="float">
            <text:p>8.00</text:p>
          </table:table-cell>
          <table:table-cell table:formula="of:=[.D12]-[.B12]" office:value-type="float" office:value="-7" calcext:value-type="float">
            <text:p>-7.00</text:p>
          </table:table-cell>
          <table:table-cell table:formula="of:=[.D12]-[.F12]" office:value-type="float" office:value="-9" calcext:value-type="float">
            <text:p>-9.00</text:p>
          </table:table-cell>
          <table:table-cell table:formula="of:=[.G12]*[.G12]" office:value-type="float" office:value="64" calcext:value-type="float">
            <text:p>64.00</text:p>
          </table:table-cell>
          <table:table-cell table:formula="of:=[.H12]*[.H12]" office:value-type="float" office:value="64" calcext:value-type="float">
            <text:p>64.00</text:p>
          </table:table-cell>
          <table:table-cell table:formula="of:=[.I12]*[.I12]" office:value-type="float" office:value="49" calcext:value-type="float">
            <text:p>49.00</text:p>
          </table:table-cell>
          <table:table-cell table:formula="of:=[.J12]*[.J12]" office:value-type="float" office:value="81" calcext:value-type="float">
            <text:p>81.00</text:p>
          </table:table-cell>
          <table:table-cell table:formula="of:=[.G12]*[.H12]" office:value-type="float" office:value="64" calcext:value-type="float">
            <text:p>64.00</text:p>
          </table:table-cell>
          <table:table-cell table:formula="of:=[.I12]*[.J12]" office:value-type="float" office:value="63" calcext:value-type="float">
            <text:p>63.00</text:p>
          </table:table-cell>
          <table:table-cell table:formula="of:=SQRT([.K12]+[.M12])" office:value-type="float" office:value="10.6301458127347" calcext:value-type="float">
            <text:p>10.63</text:p>
          </table:table-cell>
          <table:table-cell table:formula="of:=SQRT([.L12]+[.N12])" office:value-type="float" office:value="12.0415945787923" calcext:value-type="float">
            <text:p>12.04</text:p>
          </table:table-cell>
          <table:table-cell table:formula="of:=ACOS(([.O12]+[.P12])/([.Q12]*[.R12]))" office:value-type="float" office:value="0.125323986491547" calcext:value-type="float">
            <text:p>0.13</text:p>
          </table:table-cell>
          <table:table-cell table:formula="of:=(180/3.1415926)*[.S12]" office:value-type="float" office:value="7.18053562020692" calcext:value-type="float">
            <text:p>7.18053562020692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C13]-[.A13]" office:value-type="float" office:value="8" calcext:value-type="float">
            <text:p>8.00</text:p>
          </table:table-cell>
          <table:table-cell table:formula="of:=[.C13]-[.E13]" office:value-type="float" office:value="8" calcext:value-type="float">
            <text:p>8.00</text:p>
          </table:table-cell>
          <table:table-cell table:formula="of:=[.D13]-[.B13]" office:value-type="float" office:value="-8" calcext:value-type="float">
            <text:p>-8.00</text:p>
          </table:table-cell>
          <table:table-cell table:formula="of:=[.D13]-[.F13]" office:value-type="float" office:value="-9" calcext:value-type="float">
            <text:p>-9.00</text:p>
          </table:table-cell>
          <table:table-cell table:formula="of:=[.G13]*[.G13]" office:value-type="float" office:value="64" calcext:value-type="float">
            <text:p>64.00</text:p>
          </table:table-cell>
          <table:table-cell table:formula="of:=[.H13]*[.H13]" office:value-type="float" office:value="64" calcext:value-type="float">
            <text:p>64.00</text:p>
          </table:table-cell>
          <table:table-cell table:formula="of:=[.I13]*[.I13]" office:value-type="float" office:value="64" calcext:value-type="float">
            <text:p>64.00</text:p>
          </table:table-cell>
          <table:table-cell table:formula="of:=[.J13]*[.J13]" office:value-type="float" office:value="81" calcext:value-type="float">
            <text:p>81.00</text:p>
          </table:table-cell>
          <table:table-cell table:formula="of:=[.G13]*[.H13]" office:value-type="float" office:value="64" calcext:value-type="float">
            <text:p>64.00</text:p>
          </table:table-cell>
          <table:table-cell table:formula="of:=[.I13]*[.J13]" office:value-type="float" office:value="72" calcext:value-type="float">
            <text:p>72.00</text:p>
          </table:table-cell>
          <table:table-cell table:formula="of:=SQRT([.K13]+[.M13])" office:value-type="float" office:value="11.3137084989848" calcext:value-type="float">
            <text:p>11.31</text:p>
          </table:table-cell>
          <table:table-cell table:formula="of:=SQRT([.L13]+[.N13])" office:value-type="float" office:value="12.0415945787923" calcext:value-type="float">
            <text:p>12.04</text:p>
          </table:table-cell>
          <table:table-cell table:formula="of:=ACOS(([.O13]+[.P13])/([.Q13]*[.R13]))" office:value-type="float" office:value="0.0587558227157251" calcext:value-type="float">
            <text:p>0.06</text:p>
          </table:table-cell>
          <table:table-cell table:formula="of:=(180/3.1415926)*[.S13]" office:value-type="float" office:value="3.36646072085557" calcext:value-type="float">
            <text:p>3.36646072085557</text:p>
          </table:table-cell>
        </table:table-row>
        <table:table-row table:style-name="ro2" table:number-rows-repeated="1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Perpendicular distance" table:style-name="ta1"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1" table:default-cell-style-name="ce9"/>
        <table:table-column table:style-name="co27" table:default-cell-style-name="ce9"/>
        <table:table-column table:style-name="co33" table:default-cell-style-name="ce9"/>
        <table:table-column table:style-name="co31" table:default-cell-style-name="ce9"/>
        <table:table-column table:style-name="co35" table:default-cell-style-name="ce9"/>
        <table:table-column table:style-name="co27" table:number-columns-repeated="2" table:default-cell-style-name="ce9"/>
        <table:table-column table:style-name="co36" table:default-cell-style-name="ce9"/>
        <table:table-column table:style-name="co37" table:default-cell-style-name="ce9"/>
        <table:table-column table:style-name="co35" table:default-cell-style-name="ce9"/>
        <table:table-column table:style-name="co8" table:default-cell-style-name="ce9"/>
        <table:table-column table:style-name="co35" table:number-columns-repeated="2" table:default-cell-style-name="ce9"/>
        <table:table-column table:style-name="co15" table:number-columns-repeated="5" table:default-cell-style-name="ce9"/>
        <table:table-row table:style-name="ro1">
          <table:table-cell table:style-name="ce1" office:value-type="string" calcext:value-type="string">
            <text:p>distance</text:p>
          </table:table-cell>
          <table:table-cell table:style-name="ce1" table:number-columns-repeated="19"/>
          <table:table-cell table:style-name="Default" table:number-columns-repeated="2"/>
        </table:table-row>
        <table:table-row table:style-name="ro1">
          <table:table-cell table:number-columns-repeated="2" table:style-name="ce1" office:value-type="string" calcext:value-type="string">
            <text:p>current <text:s/></text:p>
          </table:table-cell>
          <table:table-cell table:style-name="ce1" table:number-columns-repeated="18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dgx=xg</text:p>
          </table:table-cell>
          <table:table-cell table:style-name="ce1" office:value-type="string" calcext:value-type="string">
            <text:p>dgy=yg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ag^2+bg^2</text:p>
          </table:table-cell>
          <table:table-cell table:style-name="ce1" office:value-type="string" calcext:value-type="string">
            <text:p>lambda</text:p>
          </table:table-cell>
          <table:table-cell table:style-name="Default" office:value-type="string" calcext:value-type="string">
            <text:p>xint</text:p>
          </table:table-cell>
          <table:table-cell table:style-name="ce1" office:value-type="string" calcext:value-type="string">
            <text:p>yint</text:p>
          </table:table-cell>
          <table:table-cell table:style-name="Default" office:value-type="string" calcext:value-type="string">
            <text:p>dist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</table:table-row>
        <table:table-row table:style-name="ro3">
          <table:table-cell table:style-name="ce8" office:value-type="float" office:value="7" calcext:value-type="float">
            <text:p>7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4]-[.E4]" office:value-type="float" office:value="8" calcext:value-type="float">
            <text:p>8.0000</text:p>
          </table:table-cell>
          <table:table-cell table:style-name="ce8" table:formula="of:=[.D4]-[.F4]" office:value-type="float" office:value="-9" calcext:value-type="float">
            <text:p>-9.0000</text:p>
          </table:table-cell>
          <table:table-cell table:style-name="ce8" table:formula="of:=[.G4]" office:value-type="float" office:value="8" calcext:value-type="float">
            <text:p>8.0000</text:p>
          </table:table-cell>
          <table:table-cell table:style-name="ce8" table:formula="of:=[.H4]" office:value-type="float" office:value="-9" calcext:value-type="float">
            <text:p>-9.0000</text:p>
          </table:table-cell>
          <table:table-cell table:style-name="ce8" table:formula="of:=[.G4]*[.D4]-[.J4]*[.C4]" office:value-type="float" office:value="89" calcext:value-type="float">
            <text:p>89.0000</text:p>
          </table:table-cell>
          <table:table-cell table:style-name="ce8" table:formula="of:=[.I4]*[.B4]-[.J4]*[.A4]-[.K4]" office:value-type="float" office:value="-18" calcext:value-type="float">
            <text:p>-18.0000</text:p>
          </table:table-cell>
          <table:table-cell table:style-name="ce8" table:formula="of:=[.I4]*[.I4]+[.J4]*[.J4]" office:value-type="float" office:value="145" calcext:value-type="float">
            <text:p>145.0000</text:p>
          </table:table-cell>
          <table:table-cell table:style-name="ce8" table:formula="of:=-[.L4]/[.M4]" office:value-type="float" office:value="0.124137931034483" calcext:value-type="float">
            <text:p>0.1241</text:p>
          </table:table-cell>
          <table:table-cell table:formula="of:=[.A4]+[.N4]*(-[.H4])" office:value-type="float" office:value="8.11724137931035" calcext:value-type="float">
            <text:p>8.1172</text:p>
          </table:table-cell>
          <table:table-cell table:style-name="ce8" table:formula="of:=[.B4]+[.N4]*[.G4]" office:value-type="float" office:value="1.99310344827586" calcext:value-type="float">
            <text:p>1.9931</text:p>
          </table:table-cell>
          <table:table-cell table:style-name="Default" table:formula="of:=SQRT(([.O4]-[.A4])*([.O4]-[.A4])+([.P4]-[.B4])*([.P4]-[.B4]))" office:value-type="float" office:value="1.49481863736732" calcext:value-type="float">
            <text:p>1.49481863736732</text:p>
          </table:table-cell>
          <table:table-cell table:style-name="ce8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2" office:value-type="float" office:value="5" calcext:value-type="float">
            <text:p>5.00</text:p>
          </table:table-cell>
          <table:table-cell table:style-name="ce2" office:value-type="float" office:value="2" calcext:value-type="float">
            <text:p>2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5]-[.E5]" office:value-type="float" office:value="8" calcext:value-type="float">
            <text:p>8.0000</text:p>
          </table:table-cell>
          <table:table-cell table:style-name="ce8" table:formula="of:=[.D5]-[.F5]" office:value-type="float" office:value="-9" calcext:value-type="float">
            <text:p>-9.0000</text:p>
          </table:table-cell>
          <table:table-cell table:style-name="ce8" table:formula="of:=[.G5]" office:value-type="float" office:value="8" calcext:value-type="float">
            <text:p>8.0000</text:p>
          </table:table-cell>
          <table:table-cell table:style-name="ce8" table:formula="of:=[.H5]" office:value-type="float" office:value="-9" calcext:value-type="float">
            <text:p>-9.0000</text:p>
          </table:table-cell>
          <table:table-cell table:style-name="ce8" table:formula="of:=[.G5]*[.D5]-[.J5]*[.C5]" office:value-type="float" office:value="89" calcext:value-type="float">
            <text:p>89.0000</text:p>
          </table:table-cell>
          <table:table-cell table:style-name="ce8" table:formula="of:=[.I5]*[.B5]-[.J5]*[.A5]-[.K5]" office:value-type="float" office:value="-28" calcext:value-type="float">
            <text:p>-28.0000</text:p>
          </table:table-cell>
          <table:table-cell table:style-name="ce8" table:formula="of:=[.I5]*[.I5]+[.J5]*[.J5]" office:value-type="float" office:value="145" calcext:value-type="float">
            <text:p>145.0000</text:p>
          </table:table-cell>
          <table:table-cell table:style-name="ce8" table:formula="of:=-[.L5]/[.M5]" office:value-type="float" office:value="0.193103448275862" calcext:value-type="float">
            <text:p>0.1931</text:p>
          </table:table-cell>
          <table:table-cell table:formula="of:=[.A5]+[.N5]*(-[.H5])" office:value-type="float" office:value="6.73793103448276" calcext:value-type="float">
            <text:p>6.7379</text:p>
          </table:table-cell>
          <table:table-cell table:style-name="ce8" table:formula="of:=[.B5]+[.N5]*[.G5]" office:value-type="float" office:value="3.5448275862069" calcext:value-type="float">
            <text:p>3.5448</text:p>
          </table:table-cell>
          <table:table-cell table:style-name="Default" table:formula="of:=SQRT(([.O5]-[.A5])*([.O5]-[.A5])+([.P5]-[.B5])*([.P5]-[.B5]))" office:value-type="float" office:value="2.32527343590472" calcext:value-type="float">
            <text:p>2.32527343590472</text:p>
          </table:table-cell>
          <table:table-cell table:number-columns-repeated="5"/>
        </table:table-row>
        <table:table-row table:style-name="ro3">
          <table:table-cell table:style-name="ce2" office:value-type="float" office:value="4" calcext:value-type="float">
            <text:p>4.00</text:p>
          </table:table-cell>
          <table:table-cell table:style-name="ce2" office:value-type="float" office:value="2" calcext:value-type="float">
            <text:p>2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6]-[.E6]" office:value-type="float" office:value="8" calcext:value-type="float">
            <text:p>8.0000</text:p>
          </table:table-cell>
          <table:table-cell table:style-name="ce8" table:formula="of:=[.D6]-[.F6]" office:value-type="float" office:value="-9" calcext:value-type="float">
            <text:p>-9.0000</text:p>
          </table:table-cell>
          <table:table-cell table:style-name="ce8" table:formula="of:=[.G6]" office:value-type="float" office:value="8" calcext:value-type="float">
            <text:p>8.0000</text:p>
          </table:table-cell>
          <table:table-cell table:style-name="ce8" table:formula="of:=[.H6]" office:value-type="float" office:value="-9" calcext:value-type="float">
            <text:p>-9.0000</text:p>
          </table:table-cell>
          <table:table-cell table:style-name="ce8" table:formula="of:=[.G6]*[.D6]-[.J6]*[.C6]" office:value-type="float" office:value="89" calcext:value-type="float">
            <text:p>89.0000</text:p>
          </table:table-cell>
          <table:table-cell table:style-name="ce8" table:formula="of:=[.I6]*[.B6]-[.J6]*[.A6]-[.K6]" office:value-type="float" office:value="-37" calcext:value-type="float">
            <text:p>-37.0000</text:p>
          </table:table-cell>
          <table:table-cell table:style-name="ce8" table:formula="of:=[.I6]*[.I6]+[.J6]*[.J6]" office:value-type="float" office:value="145" calcext:value-type="float">
            <text:p>145.0000</text:p>
          </table:table-cell>
          <table:table-cell table:style-name="ce8" table:formula="of:=-[.L6]/[.M6]" office:value-type="float" office:value="0.255172413793103" calcext:value-type="float">
            <text:p>0.2552</text:p>
          </table:table-cell>
          <table:table-cell table:formula="of:=[.A6]+[.N6]*(-[.H6])" office:value-type="float" office:value="6.29655172413793" calcext:value-type="float">
            <text:p>6.2966</text:p>
          </table:table-cell>
          <table:table-cell table:style-name="ce8" table:formula="of:=[.B6]+[.N6]*[.G6]" office:value-type="float" office:value="4.04137931034483" calcext:value-type="float">
            <text:p>4.0414</text:p>
          </table:table-cell>
          <table:table-cell table:style-name="Default" table:formula="of:=SQRT(([.O6]-[.A6])*([.O6]-[.A6])+([.P6]-[.B6])*([.P6]-[.B6]))" office:value-type="float" office:value="3.07268275458838" calcext:value-type="float">
            <text:p>3.07268275458838</text:p>
          </table:table-cell>
          <table:table-cell table:number-columns-repeated="5"/>
        </table:table-row>
        <table:table-row table:style-name="ro3">
          <table:table-cell table:number-columns-repeated="2" table:style-name="ce2" office:value-type="float" office:value="3" calcext:value-type="float">
            <text:p>3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7]-[.E7]" office:value-type="float" office:value="8" calcext:value-type="float">
            <text:p>8.0000</text:p>
          </table:table-cell>
          <table:table-cell table:style-name="ce8" table:formula="of:=[.D7]-[.F7]" office:value-type="float" office:value="-9" calcext:value-type="float">
            <text:p>-9.0000</text:p>
          </table:table-cell>
          <table:table-cell table:style-name="ce8" table:formula="of:=[.G7]" office:value-type="float" office:value="8" calcext:value-type="float">
            <text:p>8.0000</text:p>
          </table:table-cell>
          <table:table-cell table:style-name="ce8" table:formula="of:=[.H7]" office:value-type="float" office:value="-9" calcext:value-type="float">
            <text:p>-9.0000</text:p>
          </table:table-cell>
          <table:table-cell table:style-name="ce8" table:formula="of:=[.G7]*[.D7]-[.J7]*[.C7]" office:value-type="float" office:value="89" calcext:value-type="float">
            <text:p>89.0000</text:p>
          </table:table-cell>
          <table:table-cell table:style-name="ce8" table:formula="of:=[.I7]*[.B7]-[.J7]*[.A7]-[.K7]" office:value-type="float" office:value="-38" calcext:value-type="float">
            <text:p>-38.0000</text:p>
          </table:table-cell>
          <table:table-cell table:style-name="ce8" table:formula="of:=[.I7]*[.I7]+[.J7]*[.J7]" office:value-type="float" office:value="145" calcext:value-type="float">
            <text:p>145.0000</text:p>
          </table:table-cell>
          <table:table-cell table:style-name="ce8" table:formula="of:=-[.L7]/[.M7]" office:value-type="float" office:value="0.262068965517241" calcext:value-type="float">
            <text:p>0.2621</text:p>
          </table:table-cell>
          <table:table-cell table:formula="of:=[.A7]+[.N7]*(-[.H7])" office:value-type="float" office:value="5.35862068965517" calcext:value-type="float">
            <text:p>5.3586</text:p>
          </table:table-cell>
          <table:table-cell table:style-name="ce8" table:formula="of:=[.B7]+[.N7]*[.G7]" office:value-type="float" office:value="5.09655172413793" calcext:value-type="float">
            <text:p>5.0966</text:p>
          </table:table-cell>
          <table:table-cell table:style-name="Default" table:formula="of:=SQRT(([.O7]-[.A7])*([.O7]-[.A7])+([.P7]-[.B7])*([.P7]-[.B7]))" office:value-type="float" office:value="3.15572823444212" calcext:value-type="float">
            <text:p>3.15572823444212</text:p>
          </table:table-cell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.00</text:p>
          </table:table-cell>
          <table:table-cell table:style-name="ce2" office:value-type="float" office:value="4" calcext:value-type="float">
            <text:p>4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8]-[.E8]" office:value-type="float" office:value="8" calcext:value-type="float">
            <text:p>8.0000</text:p>
          </table:table-cell>
          <table:table-cell table:style-name="ce8" table:formula="of:=[.D8]-[.F8]" office:value-type="float" office:value="-9" calcext:value-type="float">
            <text:p>-9.0000</text:p>
          </table:table-cell>
          <table:table-cell table:style-name="ce8" table:formula="of:=[.G8]" office:value-type="float" office:value="8" calcext:value-type="float">
            <text:p>8.0000</text:p>
          </table:table-cell>
          <table:table-cell table:style-name="ce8" table:formula="of:=[.H8]" office:value-type="float" office:value="-9" calcext:value-type="float">
            <text:p>-9.0000</text:p>
          </table:table-cell>
          <table:table-cell table:style-name="ce8" table:formula="of:=[.G8]*[.D8]-[.J8]*[.C8]" office:value-type="float" office:value="89" calcext:value-type="float">
            <text:p>89.0000</text:p>
          </table:table-cell>
          <table:table-cell table:style-name="ce8" table:formula="of:=[.I8]*[.B8]-[.J8]*[.A8]-[.K8]" office:value-type="float" office:value="-39" calcext:value-type="float">
            <text:p>-39.0000</text:p>
          </table:table-cell>
          <table:table-cell table:style-name="ce8" table:formula="of:=[.I8]*[.I8]+[.J8]*[.J8]" office:value-type="float" office:value="145" calcext:value-type="float">
            <text:p>145.0000</text:p>
          </table:table-cell>
          <table:table-cell table:style-name="ce8" table:formula="of:=-[.L8]/[.M8]" office:value-type="float" office:value="0.268965517241379" calcext:value-type="float">
            <text:p>0.2690</text:p>
          </table:table-cell>
          <table:table-cell table:formula="of:=[.A8]+[.N8]*(-[.H8])" office:value-type="float" office:value="4.42068965517241" calcext:value-type="float">
            <text:p>4.4207</text:p>
          </table:table-cell>
          <table:table-cell table:style-name="ce8" table:formula="of:=[.B8]+[.N8]*[.G8]" office:value-type="float" office:value="6.15172413793103" calcext:value-type="float">
            <text:p>6.1517</text:p>
          </table:table-cell>
          <table:table-cell table:style-name="Default" table:formula="of:=SQRT(([.O8]-[.A8])*([.O8]-[.A8])+([.P8]-[.B8])*([.P8]-[.B8]))" office:value-type="float" office:value="3.23877371429586" calcext:value-type="float">
            <text:p>3.23877371429586</text:p>
          </table:table-cell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5" calcext:value-type="float">
            <text:p>5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9]-[.E9]" office:value-type="float" office:value="8" calcext:value-type="float">
            <text:p>8.0000</text:p>
          </table:table-cell>
          <table:table-cell table:style-name="ce8" table:formula="of:=[.D9]-[.F9]" office:value-type="float" office:value="-9" calcext:value-type="float">
            <text:p>-9.0000</text:p>
          </table:table-cell>
          <table:table-cell table:style-name="ce8" table:formula="of:=[.G9]" office:value-type="float" office:value="8" calcext:value-type="float">
            <text:p>8.0000</text:p>
          </table:table-cell>
          <table:table-cell table:style-name="ce8" table:formula="of:=[.H9]" office:value-type="float" office:value="-9" calcext:value-type="float">
            <text:p>-9.0000</text:p>
          </table:table-cell>
          <table:table-cell table:style-name="ce8" table:formula="of:=[.G9]*[.D9]-[.J9]*[.C9]" office:value-type="float" office:value="89" calcext:value-type="float">
            <text:p>89.0000</text:p>
          </table:table-cell>
          <table:table-cell table:style-name="ce8" table:formula="of:=[.I9]*[.B9]-[.J9]*[.A9]-[.K9]" office:value-type="float" office:value="-40" calcext:value-type="float">
            <text:p>-40.0000</text:p>
          </table:table-cell>
          <table:table-cell table:style-name="ce8" table:formula="of:=[.I9]*[.I9]+[.J9]*[.J9]" office:value-type="float" office:value="145" calcext:value-type="float">
            <text:p>145.0000</text:p>
          </table:table-cell>
          <table:table-cell table:style-name="ce8" table:formula="of:=-[.L9]/[.M9]" office:value-type="float" office:value="0.275862068965517" calcext:value-type="float">
            <text:p>0.2759</text:p>
          </table:table-cell>
          <table:table-cell table:formula="of:=[.A9]+[.N9]*(-[.H9])" office:value-type="float" office:value="3.48275862068966" calcext:value-type="float">
            <text:p>3.4828</text:p>
          </table:table-cell>
          <table:table-cell table:style-name="ce8" table:formula="of:=[.B9]+[.N9]*[.G9]" office:value-type="float" office:value="7.20689655172414" calcext:value-type="float">
            <text:p>7.2069</text:p>
          </table:table-cell>
          <table:table-cell table:style-name="Default" table:formula="of:=SQRT(([.O9]-[.A9])*([.O9]-[.A9])+([.P9]-[.B9])*([.P9]-[.B9]))" office:value-type="float" office:value="3.3218191941496" calcext:value-type="float">
            <text:p>3.3218191941496</text:p>
          </table:table-cell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6" calcext:value-type="float">
            <text:p>6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10]-[.E10]" office:value-type="float" office:value="8" calcext:value-type="float">
            <text:p>8.0000</text:p>
          </table:table-cell>
          <table:table-cell table:style-name="ce8" table:formula="of:=[.D10]-[.F10]" office:value-type="float" office:value="-9" calcext:value-type="float">
            <text:p>-9.0000</text:p>
          </table:table-cell>
          <table:table-cell table:style-name="ce8" table:formula="of:=[.G10]" office:value-type="float" office:value="8" calcext:value-type="float">
            <text:p>8.0000</text:p>
          </table:table-cell>
          <table:table-cell table:style-name="ce8" table:formula="of:=[.H10]" office:value-type="float" office:value="-9" calcext:value-type="float">
            <text:p>-9.0000</text:p>
          </table:table-cell>
          <table:table-cell table:style-name="ce8" table:formula="of:=[.G10]*[.D10]-[.J10]*[.C10]" office:value-type="float" office:value="89" calcext:value-type="float">
            <text:p>89.0000</text:p>
          </table:table-cell>
          <table:table-cell table:style-name="ce8" table:formula="of:=[.I10]*[.B10]-[.J10]*[.A10]-[.K10]" office:value-type="float" office:value="-32" calcext:value-type="float">
            <text:p>-32.0000</text:p>
          </table:table-cell>
          <table:table-cell table:style-name="ce8" table:formula="of:=[.I10]*[.I10]+[.J10]*[.J10]" office:value-type="float" office:value="145" calcext:value-type="float">
            <text:p>145.0000</text:p>
          </table:table-cell>
          <table:table-cell table:style-name="ce8" table:formula="of:=-[.L10]/[.M10]" office:value-type="float" office:value="0.220689655172414" calcext:value-type="float">
            <text:p>0.2207</text:p>
          </table:table-cell>
          <table:table-cell table:formula="of:=[.A10]+[.N10]*(-[.H10])" office:value-type="float" office:value="2.98620689655172" calcext:value-type="float">
            <text:p>2.9862</text:p>
          </table:table-cell>
          <table:table-cell table:style-name="ce8" table:formula="of:=[.B10]+[.N10]*[.G10]" office:value-type="float" office:value="7.76551724137931" calcext:value-type="float">
            <text:p>7.7655</text:p>
          </table:table-cell>
          <table:table-cell table:style-name="Default" table:formula="of:=SQRT(([.O10]-[.A10])*([.O10]-[.A10])+([.P10]-[.B10])*([.P10]-[.B10]))" office:value-type="float" office:value="2.65745535531968" calcext:value-type="float">
            <text:p>2.65745535531968</text:p>
          </table:table-cell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7" calcext:value-type="float">
            <text:p>7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11]-[.E11]" office:value-type="float" office:value="8" calcext:value-type="float">
            <text:p>8.0000</text:p>
          </table:table-cell>
          <table:table-cell table:style-name="ce8" table:formula="of:=[.D11]-[.F11]" office:value-type="float" office:value="-9" calcext:value-type="float">
            <text:p>-9.0000</text:p>
          </table:table-cell>
          <table:table-cell table:style-name="ce8" table:formula="of:=[.G11]" office:value-type="float" office:value="8" calcext:value-type="float">
            <text:p>8.0000</text:p>
          </table:table-cell>
          <table:table-cell table:style-name="ce8" table:formula="of:=[.H11]" office:value-type="float" office:value="-9" calcext:value-type="float">
            <text:p>-9.0000</text:p>
          </table:table-cell>
          <table:table-cell table:style-name="ce8" table:formula="of:=[.G11]*[.D11]-[.J11]*[.C11]" office:value-type="float" office:value="89" calcext:value-type="float">
            <text:p>89.0000</text:p>
          </table:table-cell>
          <table:table-cell table:style-name="ce8" table:formula="of:=[.I11]*[.B11]-[.J11]*[.A11]-[.K11]" office:value-type="float" office:value="-24" calcext:value-type="float">
            <text:p>-24.0000</text:p>
          </table:table-cell>
          <table:table-cell table:style-name="ce8" table:formula="of:=[.I11]*[.I11]+[.J11]*[.J11]" office:value-type="float" office:value="145" calcext:value-type="float">
            <text:p>145.0000</text:p>
          </table:table-cell>
          <table:table-cell table:style-name="ce8" table:formula="of:=-[.L11]/[.M11]" office:value-type="float" office:value="0.16551724137931" calcext:value-type="float">
            <text:p>0.1655</text:p>
          </table:table-cell>
          <table:table-cell table:formula="of:=[.A11]+[.N11]*(-[.H11])" office:value-type="float" office:value="2.48965517241379" calcext:value-type="float">
            <text:p>2.4897</text:p>
          </table:table-cell>
          <table:table-cell table:style-name="ce8" table:formula="of:=[.B11]+[.N11]*[.G11]" office:value-type="float" office:value="8.32413793103448" calcext:value-type="float">
            <text:p>8.3241</text:p>
          </table:table-cell>
          <table:table-cell table:style-name="Default" table:formula="of:=SQRT(([.O11]-[.A11])*([.O11]-[.A11])+([.P11]-[.B11])*([.P11]-[.B11]))" office:value-type="float" office:value="1.99309151648976" calcext:value-type="float">
            <text:p>1.99309151648976</text:p>
          </table:table-cell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8" calcext:value-type="float">
            <text:p>8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12]-[.E12]" office:value-type="float" office:value="8" calcext:value-type="float">
            <text:p>8.0000</text:p>
          </table:table-cell>
          <table:table-cell table:style-name="ce8" table:formula="of:=[.D12]-[.F12]" office:value-type="float" office:value="-9" calcext:value-type="float">
            <text:p>-9.0000</text:p>
          </table:table-cell>
          <table:table-cell table:style-name="ce8" table:formula="of:=[.G12]" office:value-type="float" office:value="8" calcext:value-type="float">
            <text:p>8.0000</text:p>
          </table:table-cell>
          <table:table-cell table:style-name="ce8" table:formula="of:=[.H12]" office:value-type="float" office:value="-9" calcext:value-type="float">
            <text:p>-9.0000</text:p>
          </table:table-cell>
          <table:table-cell table:style-name="ce8" table:formula="of:=[.G12]*[.D12]-[.J12]*[.C12]" office:value-type="float" office:value="89" calcext:value-type="float">
            <text:p>89.0000</text:p>
          </table:table-cell>
          <table:table-cell table:style-name="ce8" table:formula="of:=[.I12]*[.B12]-[.J12]*[.A12]-[.K12]" office:value-type="float" office:value="-16" calcext:value-type="float">
            <text:p>-16.0000</text:p>
          </table:table-cell>
          <table:table-cell table:style-name="ce8" table:formula="of:=[.I12]*[.I12]+[.J12]*[.J12]" office:value-type="float" office:value="145" calcext:value-type="float">
            <text:p>145.0000</text:p>
          </table:table-cell>
          <table:table-cell table:style-name="ce8" table:formula="of:=-[.L12]/[.M12]" office:value-type="float" office:value="0.110344827586207" calcext:value-type="float">
            <text:p>0.1103</text:p>
          </table:table-cell>
          <table:table-cell table:formula="of:=[.A12]+[.N12]*(-[.H12])" office:value-type="float" office:value="1.99310344827586" calcext:value-type="float">
            <text:p>1.9931</text:p>
          </table:table-cell>
          <table:table-cell table:style-name="ce8" table:formula="of:=[.B12]+[.N12]*[.G12]" office:value-type="float" office:value="8.88275862068966" calcext:value-type="float">
            <text:p>8.8828</text:p>
          </table:table-cell>
          <table:table-cell table:style-name="Default" table:formula="of:=SQRT(([.O12]-[.A12])*([.O12]-[.A12])+([.P12]-[.B12])*([.P12]-[.B12]))" office:value-type="float" office:value="1.32872767765984" calcext:value-type="float">
            <text:p>1.32872767765984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.00</text:p>
          </table:table-cell>
          <table:table-cell table:style-name="ce2" office:value-type="float" office:value="9" calcext:value-type="float">
            <text:p>9.00</text:p>
          </table:table-cell>
          <table:table-cell table:style-name="ce8" office:value-type="float" office:value="9" calcext:value-type="float">
            <text:p>9.0000</text:p>
          </table:table-cell>
          <table:table-cell table:style-name="ce8" office:value-type="float" office:value="1" calcext:value-type="float">
            <text:p>1.0000</text:p>
          </table:table-cell>
          <table:table-cell table:style-name="ce8" table:formula="of:=1" office:value-type="float" office:value="1" calcext:value-type="float">
            <text:p>1.0000</text:p>
          </table:table-cell>
          <table:table-cell table:style-name="ce8" table:formula="of:=10" office:value-type="float" office:value="10" calcext:value-type="float">
            <text:p>10.0000</text:p>
          </table:table-cell>
          <table:table-cell table:style-name="ce8" table:formula="of:=[.C13]-[.E13]" office:value-type="float" office:value="8" calcext:value-type="float">
            <text:p>8.0000</text:p>
          </table:table-cell>
          <table:table-cell table:style-name="ce8" table:formula="of:=[.D13]-[.F13]" office:value-type="float" office:value="-9" calcext:value-type="float">
            <text:p>-9.0000</text:p>
          </table:table-cell>
          <table:table-cell table:style-name="ce8" table:formula="of:=[.G13]" office:value-type="float" office:value="8" calcext:value-type="float">
            <text:p>8.0000</text:p>
          </table:table-cell>
          <table:table-cell table:style-name="ce8" table:formula="of:=[.H13]" office:value-type="float" office:value="-9" calcext:value-type="float">
            <text:p>-9.0000</text:p>
          </table:table-cell>
          <table:table-cell table:style-name="ce8" table:formula="of:=[.G13]*[.D13]-[.J13]*[.C13]" office:value-type="float" office:value="89" calcext:value-type="float">
            <text:p>89.0000</text:p>
          </table:table-cell>
          <table:table-cell table:style-name="ce8" table:formula="of:=[.I13]*[.B13]-[.J13]*[.A13]-[.K13]" office:value-type="float" office:value="-8" calcext:value-type="float">
            <text:p>-8.0000</text:p>
          </table:table-cell>
          <table:table-cell table:style-name="ce8" table:formula="of:=[.I13]*[.I13]+[.J13]*[.J13]" office:value-type="float" office:value="145" calcext:value-type="float">
            <text:p>145.0000</text:p>
          </table:table-cell>
          <table:table-cell table:style-name="ce8" table:formula="of:=-[.L13]/[.M13]" office:value-type="float" office:value="0.0551724137931034" calcext:value-type="float">
            <text:p>0.0552</text:p>
          </table:table-cell>
          <table:table-cell table:formula="of:=[.A13]+[.N13]*(-[.H13])" office:value-type="float" office:value="1.49655172413793" calcext:value-type="float">
            <text:p>1.4966</text:p>
          </table:table-cell>
          <table:table-cell table:style-name="ce8" table:formula="of:=[.B13]+[.N13]*[.G13]" office:value-type="float" office:value="9.44137931034483" calcext:value-type="float">
            <text:p>9.4414</text:p>
          </table:table-cell>
          <table:table-cell table:style-name="Default" table:formula="of:=SQRT(([.O13]-[.A13])*([.O13]-[.A13])+([.P13]-[.B13])*([.P13]-[.B13]))" office:value-type="float" office:value="0.66436383882992" calcext:value-type="float">
            <text:p>0.66436383882992</text:p>
          </table:table-cell>
          <table:table-cell table:number-columns-repeated="5"/>
        </table:table-row>
        <table:table-row table:style-name="ro2" table:number-rows-repeated="2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AngleSide" table:style-name="ta1">
        <table:table-column table:style-name="co15" table:default-cell-style-name="ce2"/>
        <table:table-column table:style-name="co30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14" table:default-cell-style-name="ce2"/>
        <table:table-column table:style-name="co22" table:default-cell-style-name="ce2"/>
        <table:table-column table:style-name="co14" table:default-cell-style-name="ce2"/>
        <table:table-column table:style-name="co43" table:default-cell-style-name="Default"/>
        <table:table-row table:style-name="ro5">
          <table:table-cell table:style-name="ce1" office:value-type="string" calcext:value-type="string">
            <text:p>For angle-side-positive-negative-detection</text:p>
          </table:table-cell>
          <table:table-cell table:style-name="ce1" table:number-columns-repeated="9"/>
          <table:table-cell/>
        </table:table-row>
        <table:table-row table:style-name="ro2">
          <table:table-cell table:number-columns-repeated="2" table:style-name="ce1" office:value-type="string" calcext:value-type="string">
            <text:p>current <text:s/></text:p>
          </table:table-cell>
          <table:table-cell table:style-name="ce1" table:number-columns-repeated="8"/>
          <table:table-cell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yb</text:p>
          </table:table-cell>
          <table:table-cell table:style-name="ce1" office:value-type="string" calcext:value-type="string">
            <text:p>yb-ya</text:p>
          </table:table-cell>
          <table:table-cell table:style-name="ce1" office:value-type="string" calcext:value-type="string">
            <text:p>xb-x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f(x,y)</text:p>
          </table:table-cell>
        </table:table-row>
        <table:table-row table:style-name="ro2">
          <table:table-cell office:value-type="float" office:value="7" calcext:value-type="float">
            <text:p>7.00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4]-[.D4]" office:value-type="float" office:value="9" calcext:value-type="float">
            <text:p>9.00</text:p>
          </table:table-cell>
          <table:table-cell table:formula="of:=[.E4]-[.C4]" office:value-type="float" office:value="-8" calcext:value-type="float">
            <text:p>-8.00</text:p>
          </table:table-cell>
          <table:table-cell table:formula="of:=[.G4]/[.H4]" office:value-type="float" office:value="-1.125" calcext:value-type="float">
            <text:p>-1.13</text:p>
          </table:table-cell>
          <table:table-cell table:formula="of:=[.F4]-[.I4]*[.E4]" office:value-type="float" office:value="11.125" calcext:value-type="float">
            <text:p>11.13</text:p>
          </table:table-cell>
          <table:table-cell table:formula="of:=[.B4]-[.I4]*[.A4]-[.J4]" office:value-type="float" office:value="-2.25" calcext:value-type="float">
            <text:p>-2.25</text:p>
          </table:table-cell>
        </table:table-row>
        <table:table-row table:style-name="ro2"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5]-[.D5]" office:value-type="float" office:value="9" calcext:value-type="float">
            <text:p>9.00</text:p>
          </table:table-cell>
          <table:table-cell table:formula="of:=[.E5]-[.C5]" office:value-type="float" office:value="-8" calcext:value-type="float">
            <text:p>-8.00</text:p>
          </table:table-cell>
          <table:table-cell table:formula="of:=[.G5]/[.H5]" office:value-type="float" office:value="-1.125" calcext:value-type="float">
            <text:p>-1.13</text:p>
          </table:table-cell>
          <table:table-cell table:formula="of:=[.F5]-[.I5]*[.E5]" office:value-type="float" office:value="11.125" calcext:value-type="float">
            <text:p>11.13</text:p>
          </table:table-cell>
          <table:table-cell table:formula="of:=[.B5]-[.I5]*[.A5]-[.J5]" office:value-type="float" office:value="-3.5" calcext:value-type="float">
            <text:p>-3.5</text:p>
          </table:table-cell>
        </table:table-row>
        <table:table-row table:style-name="ro2"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6]-[.D6]" office:value-type="float" office:value="9" calcext:value-type="float">
            <text:p>9.00</text:p>
          </table:table-cell>
          <table:table-cell table:formula="of:=[.E6]-[.C6]" office:value-type="float" office:value="-8" calcext:value-type="float">
            <text:p>-8.00</text:p>
          </table:table-cell>
          <table:table-cell table:formula="of:=[.G6]/[.H6]" office:value-type="float" office:value="-1.125" calcext:value-type="float">
            <text:p>-1.13</text:p>
          </table:table-cell>
          <table:table-cell table:formula="of:=[.F6]-[.I6]*[.E6]" office:value-type="float" office:value="11.125" calcext:value-type="float">
            <text:p>11.13</text:p>
          </table:table-cell>
          <table:table-cell table:formula="of:=[.B6]-[.I6]*[.A6]-[.J6]" office:value-type="float" office:value="-4.625" calcext:value-type="float">
            <text:p>-4.625</text:p>
          </table:table-cell>
        </table:table-row>
        <table:table-row table:style-name="ro2">
          <table:table-cell table:number-columns-repeated="2"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7]-[.D7]" office:value-type="float" office:value="9" calcext:value-type="float">
            <text:p>9.00</text:p>
          </table:table-cell>
          <table:table-cell table:formula="of:=[.E7]-[.C7]" office:value-type="float" office:value="-8" calcext:value-type="float">
            <text:p>-8.00</text:p>
          </table:table-cell>
          <table:table-cell table:formula="of:=[.G7]/[.H7]" office:value-type="float" office:value="-1.125" calcext:value-type="float">
            <text:p>-1.13</text:p>
          </table:table-cell>
          <table:table-cell table:formula="of:=[.F7]-[.I7]*[.E7]" office:value-type="float" office:value="11.125" calcext:value-type="float">
            <text:p>11.13</text:p>
          </table:table-cell>
          <table:table-cell table:formula="of:=[.B7]-[.I7]*[.A7]-[.J7]" office:value-type="float" office:value="-4.75" calcext:value-type="float">
            <text:p>-4.75</text:p>
          </table:table-cell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8]-[.D8]" office:value-type="float" office:value="9" calcext:value-type="float">
            <text:p>9.00</text:p>
          </table:table-cell>
          <table:table-cell table:formula="of:=[.E8]-[.C8]" office:value-type="float" office:value="-8" calcext:value-type="float">
            <text:p>-8.00</text:p>
          </table:table-cell>
          <table:table-cell table:formula="of:=[.G8]/[.H8]" office:value-type="float" office:value="-1.125" calcext:value-type="float">
            <text:p>-1.13</text:p>
          </table:table-cell>
          <table:table-cell table:formula="of:=[.F8]-[.I8]*[.E8]" office:value-type="float" office:value="11.125" calcext:value-type="float">
            <text:p>11.13</text:p>
          </table:table-cell>
          <table:table-cell table:formula="of:=[.B8]-[.I8]*[.A8]-[.J8]" office:value-type="float" office:value="-4.875" calcext:value-type="float">
            <text:p>-4.875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9]-[.D9]" office:value-type="float" office:value="9" calcext:value-type="float">
            <text:p>9.00</text:p>
          </table:table-cell>
          <table:table-cell table:formula="of:=[.E9]-[.C9]" office:value-type="float" office:value="-8" calcext:value-type="float">
            <text:p>-8.00</text:p>
          </table:table-cell>
          <table:table-cell table:formula="of:=[.G9]/[.H9]" office:value-type="float" office:value="-1.125" calcext:value-type="float">
            <text:p>-1.13</text:p>
          </table:table-cell>
          <table:table-cell table:formula="of:=[.F9]-[.I9]*[.E9]" office:value-type="float" office:value="11.125" calcext:value-type="float">
            <text:p>11.13</text:p>
          </table:table-cell>
          <table:table-cell table:formula="of:=[.B9]-[.I9]*[.A9]-[.J9]" office:value-type="float" office:value="-5" calcext:value-type="float">
            <text:p>-5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10]-[.D10]" office:value-type="float" office:value="9" calcext:value-type="float">
            <text:p>9.00</text:p>
          </table:table-cell>
          <table:table-cell table:formula="of:=[.E10]-[.C10]" office:value-type="float" office:value="-8" calcext:value-type="float">
            <text:p>-8.00</text:p>
          </table:table-cell>
          <table:table-cell table:formula="of:=[.G10]/[.H10]" office:value-type="float" office:value="-1.125" calcext:value-type="float">
            <text:p>-1.13</text:p>
          </table:table-cell>
          <table:table-cell table:formula="of:=[.F10]-[.I10]*[.E10]" office:value-type="float" office:value="11.125" calcext:value-type="float">
            <text:p>11.13</text:p>
          </table:table-cell>
          <table:table-cell table:formula="of:=[.B10]-[.I10]*[.A10]-[.J10]" office:value-type="float" office:value="-4" calcext:value-type="float">
            <text:p>-4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11]-[.D11]" office:value-type="float" office:value="9" calcext:value-type="float">
            <text:p>9.00</text:p>
          </table:table-cell>
          <table:table-cell table:formula="of:=[.E11]-[.C11]" office:value-type="float" office:value="-8" calcext:value-type="float">
            <text:p>-8.00</text:p>
          </table:table-cell>
          <table:table-cell table:formula="of:=[.G11]/[.H11]" office:value-type="float" office:value="-1.125" calcext:value-type="float">
            <text:p>-1.13</text:p>
          </table:table-cell>
          <table:table-cell table:formula="of:=[.F11]-[.I11]*[.E11]" office:value-type="float" office:value="11.125" calcext:value-type="float">
            <text:p>11.13</text:p>
          </table:table-cell>
          <table:table-cell table:formula="of:=[.B11]-[.I11]*[.A11]-[.J11]" office:value-type="float" office:value="-3" calcext:value-type="float">
            <text:p>-3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12]-[.D12]" office:value-type="float" office:value="9" calcext:value-type="float">
            <text:p>9.00</text:p>
          </table:table-cell>
          <table:table-cell table:formula="of:=[.E12]-[.C12]" office:value-type="float" office:value="-8" calcext:value-type="float">
            <text:p>-8.00</text:p>
          </table:table-cell>
          <table:table-cell table:formula="of:=[.G12]/[.H12]" office:value-type="float" office:value="-1.125" calcext:value-type="float">
            <text:p>-1.13</text:p>
          </table:table-cell>
          <table:table-cell table:formula="of:=[.F12]-[.I12]*[.E12]" office:value-type="float" office:value="11.125" calcext:value-type="float">
            <text:p>11.13</text:p>
          </table:table-cell>
          <table:table-cell table:formula="of:=[.B12]-[.I12]*[.A12]-[.J12]" office:value-type="float" office:value="-2" calcext:value-type="float">
            <text:p>-2</text:p>
          </table:table-cell>
        </table:table-row>
        <table:table-row table:style-name="ro2">
          <table:table-cell office:value-type="float" office:value="1" calcext:value-type="float">
            <text:p>1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13]-[.D13]" office:value-type="float" office:value="9" calcext:value-type="float">
            <text:p>9.00</text:p>
          </table:table-cell>
          <table:table-cell table:formula="of:=[.E13]-[.C13]" office:value-type="float" office:value="-8" calcext:value-type="float">
            <text:p>-8.00</text:p>
          </table:table-cell>
          <table:table-cell table:formula="of:=[.G13]/[.H13]" office:value-type="float" office:value="-1.125" calcext:value-type="float">
            <text:p>-1.13</text:p>
          </table:table-cell>
          <table:table-cell table:formula="of:=[.F13]-[.I13]*[.E13]" office:value-type="float" office:value="11.125" calcext:value-type="float">
            <text:p>11.13</text:p>
          </table:table-cell>
          <table:table-cell table:formula="of:=[.B13]-[.I13]*[.A13]-[.J13]" office:value-type="float" office:value="-1" calcext:value-type="float">
            <text:p>-1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15]-[.D15]" office:value-type="float" office:value="9" calcext:value-type="float">
            <text:p>9.00</text:p>
          </table:table-cell>
          <table:table-cell table:formula="of:=[.E15]-[.C15]" office:value-type="float" office:value="-8" calcext:value-type="float">
            <text:p>-8.00</text:p>
          </table:table-cell>
          <table:table-cell table:formula="of:=[.G15]/[.H15]" office:value-type="float" office:value="-1.125" calcext:value-type="float">
            <text:p>-1.13</text:p>
          </table:table-cell>
          <table:table-cell table:formula="of:=[.F15]-[.I15]*[.E15]" office:value-type="float" office:value="11.125" calcext:value-type="float">
            <text:p>11.13</text:p>
          </table:table-cell>
          <table:table-cell table:formula="of:=[.B15]-[.I15]*[.A15]-[.J1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16]-[.D16]" office:value-type="float" office:value="9" calcext:value-type="float">
            <text:p>9.00</text:p>
          </table:table-cell>
          <table:table-cell table:formula="of:=[.E16]-[.C16]" office:value-type="float" office:value="-8" calcext:value-type="float">
            <text:p>-8.00</text:p>
          </table:table-cell>
          <table:table-cell table:formula="of:=[.G16]/[.H16]" office:value-type="float" office:value="-1.125" calcext:value-type="float">
            <text:p>-1.13</text:p>
          </table:table-cell>
          <table:table-cell table:formula="of:=[.F16]-[.I16]*[.E16]" office:value-type="float" office:value="11.125" calcext:value-type="float">
            <text:p>11.13</text:p>
          </table:table-cell>
          <table:table-cell table:formula="of:=[.B16]-[.I16]*[.A16]-[.J16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17]-[.D17]" office:value-type="float" office:value="9" calcext:value-type="float">
            <text:p>9.00</text:p>
          </table:table-cell>
          <table:table-cell table:formula="of:=[.E17]-[.C17]" office:value-type="float" office:value="-8" calcext:value-type="float">
            <text:p>-8.00</text:p>
          </table:table-cell>
          <table:table-cell table:formula="of:=[.G17]/[.H17]" office:value-type="float" office:value="-1.125" calcext:value-type="float">
            <text:p>-1.13</text:p>
          </table:table-cell>
          <table:table-cell table:formula="of:=[.F17]-[.I17]*[.E17]" office:value-type="float" office:value="11.125" calcext:value-type="float">
            <text:p>11.13</text:p>
          </table:table-cell>
          <table:table-cell table:formula="of:=[.B17]-[.I17]*[.A17]-[.J17]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18]-[.D18]" office:value-type="float" office:value="9" calcext:value-type="float">
            <text:p>9.00</text:p>
          </table:table-cell>
          <table:table-cell table:formula="of:=[.E18]-[.C18]" office:value-type="float" office:value="-8" calcext:value-type="float">
            <text:p>-8.00</text:p>
          </table:table-cell>
          <table:table-cell table:formula="of:=[.G18]/[.H18]" office:value-type="float" office:value="-1.125" calcext:value-type="float">
            <text:p>-1.13</text:p>
          </table:table-cell>
          <table:table-cell table:formula="of:=[.F18]-[.I18]*[.E18]" office:value-type="float" office:value="11.125" calcext:value-type="float">
            <text:p>11.13</text:p>
          </table:table-cell>
          <table:table-cell table:formula="of:=[.B18]-[.I18]*[.A18]-[.J1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19]-[.D19]" office:value-type="float" office:value="9" calcext:value-type="float">
            <text:p>9.00</text:p>
          </table:table-cell>
          <table:table-cell table:formula="of:=[.E19]-[.C19]" office:value-type="float" office:value="-8" calcext:value-type="float">
            <text:p>-8.00</text:p>
          </table:table-cell>
          <table:table-cell table:formula="of:=[.G19]/[.H19]" office:value-type="float" office:value="-1.125" calcext:value-type="float">
            <text:p>-1.13</text:p>
          </table:table-cell>
          <table:table-cell table:formula="of:=[.F19]-[.I19]*[.E19]" office:value-type="float" office:value="11.125" calcext:value-type="float">
            <text:p>11.13</text:p>
          </table:table-cell>
          <table:table-cell table:formula="of:=[.B19]-[.I19]*[.A19]-[.J19]"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20]-[.D20]" office:value-type="float" office:value="9" calcext:value-type="float">
            <text:p>9.00</text:p>
          </table:table-cell>
          <table:table-cell table:formula="of:=[.E20]-[.C20]" office:value-type="float" office:value="-8" calcext:value-type="float">
            <text:p>-8.00</text:p>
          </table:table-cell>
          <table:table-cell table:formula="of:=[.G20]/[.H20]" office:value-type="float" office:value="-1.125" calcext:value-type="float">
            <text:p>-1.13</text:p>
          </table:table-cell>
          <table:table-cell table:formula="of:=[.F20]-[.I20]*[.E20]" office:value-type="float" office:value="11.125" calcext:value-type="float">
            <text:p>11.13</text:p>
          </table:table-cell>
          <table:table-cell table:formula="of:=[.B20]-[.I20]*[.A20]-[.J20]"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21]-[.D21]" office:value-type="float" office:value="9" calcext:value-type="float">
            <text:p>9.00</text:p>
          </table:table-cell>
          <table:table-cell table:formula="of:=[.E21]-[.C21]" office:value-type="float" office:value="-8" calcext:value-type="float">
            <text:p>-8.00</text:p>
          </table:table-cell>
          <table:table-cell table:formula="of:=[.G21]/[.H21]" office:value-type="float" office:value="-1.125" calcext:value-type="float">
            <text:p>-1.13</text:p>
          </table:table-cell>
          <table:table-cell table:formula="of:=[.F21]-[.I21]*[.E21]" office:value-type="float" office:value="11.125" calcext:value-type="float">
            <text:p>11.13</text:p>
          </table:table-cell>
          <table:table-cell table:formula="of:=[.B21]-[.I21]*[.A21]-[.J21]" office:value-type="float" office:value="5" calcext:value-type="float">
            <text:p>5</text:p>
          </table:table-cell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22]-[.D22]" office:value-type="float" office:value="9" calcext:value-type="float">
            <text:p>9.00</text:p>
          </table:table-cell>
          <table:table-cell table:formula="of:=[.E22]-[.C22]" office:value-type="float" office:value="-8" calcext:value-type="float">
            <text:p>-8.00</text:p>
          </table:table-cell>
          <table:table-cell table:formula="of:=[.G22]/[.H22]" office:value-type="float" office:value="-1.125" calcext:value-type="float">
            <text:p>-1.13</text:p>
          </table:table-cell>
          <table:table-cell table:formula="of:=[.F22]-[.I22]*[.E22]" office:value-type="float" office:value="11.125" calcext:value-type="float">
            <text:p>11.13</text:p>
          </table:table-cell>
          <table:table-cell table:formula="of:=[.B22]-[.I22]*[.A22]-[.J22]"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23]-[.D23]" office:value-type="float" office:value="9" calcext:value-type="float">
            <text:p>9.00</text:p>
          </table:table-cell>
          <table:table-cell table:formula="of:=[.E23]-[.C23]" office:value-type="float" office:value="-8" calcext:value-type="float">
            <text:p>-8.00</text:p>
          </table:table-cell>
          <table:table-cell table:formula="of:=[.G23]/[.H23]" office:value-type="float" office:value="-1.125" calcext:value-type="float">
            <text:p>-1.13</text:p>
          </table:table-cell>
          <table:table-cell table:formula="of:=[.F23]-[.I23]*[.E23]" office:value-type="float" office:value="11.125" calcext:value-type="float">
            <text:p>11.13</text:p>
          </table:table-cell>
          <table:table-cell table:formula="of:=[.B23]-[.I23]*[.A23]-[.J23]" office:value-type="float" office:value="7" calcext:value-type="float">
            <text:p>7</text:p>
          </table:table-cell>
        </table:table-row>
        <table:table-row table:style-name="ro2">
          <table:table-cell table:number-columns-repeated="3" office:value-type="float" office:value="9" calcext:value-type="float">
            <text:p>9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F24]-[.D24]" office:value-type="float" office:value="9" calcext:value-type="float">
            <text:p>9.00</text:p>
          </table:table-cell>
          <table:table-cell table:formula="of:=[.E24]-[.C24]" office:value-type="float" office:value="-8" calcext:value-type="float">
            <text:p>-8.00</text:p>
          </table:table-cell>
          <table:table-cell table:formula="of:=[.G24]/[.H24]" office:value-type="float" office:value="-1.125" calcext:value-type="float">
            <text:p>-1.13</text:p>
          </table:table-cell>
          <table:table-cell table:formula="of:=[.F24]-[.I24]*[.E24]" office:value-type="float" office:value="11.125" calcext:value-type="float">
            <text:p>11.13</text:p>
          </table:table-cell>
          <table:table-cell table:formula="of:=[.B24]-[.I24]*[.A24]-[.J24]" office:value-type="float" office:value="8" calcext:value-type="float">
            <text:p>8</text:p>
          </table:table-cell>
        </table:table-row>
      </table:table>
      <table:table table:name="testingPatterns" table:style-name="ta1">
        <table:shapes>
          <draw:line draw:z-index="0" draw:style-name="gr2" draw:text-style-name="P2" svg:x1="178.61pt" svg:y1="32.37pt" svg:x2="51.9pt" svg:y2="143.8pt">
            <text:p/>
          </draw:line>
          <draw:frame draw:z-index="1" draw:style-name="gr3" draw:text-style-name="P3" svg:width="10.77pt" svg:height="15.82pt" svg:x="201.66pt" svg:y="22.54pt">
            <draw:text-box>
              <text:p>A</text:p>
            </draw:text-box>
          </draw:frame>
          <draw:frame draw:z-index="2" draw:style-name="gr3" draw:text-style-name="P3" svg:width="11.68pt" svg:height="15.82pt" svg:x="69.08pt" svg:y="152.14pt">
            <draw:text-box>
              <text:p>B</text:p>
            </draw:text-box>
          </draw:frame>
          <draw:path draw:z-index="3" draw:style-name="gr4" draw:text-style-name="P4" svg:width="133.17pt" svg:height="111.4pt" draw:transform="rotate (-3.14159265358979) translate (178.611023622047pt 143.80157480315pt)" svg:viewBox="0 0 4699 3931" svg:d="M0 3931c5491 0 4653-3931 4653-3931">
            <text:p/>
          </draw:path>
          <draw:line draw:z-index="4" draw:style-name="gr2" draw:text-style-name="P2" svg:x1="178.61pt" svg:y1="237.15pt" svg:x2="51.9pt" svg:y2="348.58pt">
            <text:p/>
          </draw:line>
          <draw:frame draw:z-index="5" draw:style-name="gr3" draw:text-style-name="P3" svg:width="10.77pt" svg:height="15.82pt" svg:x="201.66pt" svg:y="227.31pt">
            <draw:text-box>
              <text:p>A</text:p>
            </draw:text-box>
          </draw:frame>
          <draw:frame draw:z-index="6" draw:style-name="gr3" draw:text-style-name="P3" svg:width="11.68pt" svg:height="15.82pt" svg:x="69.08pt" svg:y="356.91pt">
            <draw:text-box>
              <text:p>B</text:p>
            </draw:text-box>
          </draw:frame>
          <draw:path draw:z-index="7" draw:style-name="gr4" draw:text-style-name="P4" svg:width="133.17pt" svg:height="111.4pt" draw:transform="rotate (-3.14159265358979) translate (178.611023622047pt 348.576377952756pt)" svg:viewBox="0 0 4699 3931" svg:d="M0 3931c5491 0 4653-3931 4653-3931">
            <text:p/>
          </draw:path>
          <draw:line draw:z-index="8" draw:style-name="gr2" draw:text-style-name="P2" svg:x1="178.61pt" svg:y1="441.95pt" svg:x2="51.9pt" svg:y2="553.38pt">
            <text:p/>
          </draw:line>
          <draw:frame draw:z-index="9" draw:style-name="gr3" draw:text-style-name="P3" svg:width="10.77pt" svg:height="15.82pt" svg:x="201.66pt" svg:y="432.11pt">
            <draw:text-box>
              <text:p>A</text:p>
            </draw:text-box>
          </draw:frame>
          <draw:frame draw:z-index="10" draw:style-name="gr3" draw:text-style-name="P3" svg:width="11.68pt" svg:height="15.82pt" svg:x="69.08pt" svg:y="561.71pt">
            <draw:text-box>
              <text:p>B</text:p>
            </draw:text-box>
          </draw:frame>
          <draw:path draw:z-index="11" draw:style-name="gr4" draw:text-style-name="P4" svg:width="133.17pt" svg:height="111.4pt" draw:transform="rotate (-3.14159265358979) translate (178.611023622047pt 553.379527559055pt)" svg:viewBox="0 0 4699 3931" svg:d="M0 3931c5491 0 4653-3931 4653-3931">
            <text:p/>
          </draw:path>
          <draw:line draw:z-index="12" draw:style-name="gr2" draw:text-style-name="P2" svg:x1="178.61pt" svg:y1="646.75pt" svg:x2="51.9pt" svg:y2="758.18pt">
            <text:p/>
          </draw:line>
          <draw:frame draw:z-index="13" draw:style-name="gr3" draw:text-style-name="P3" svg:width="10.77pt" svg:height="15.82pt" svg:x="201.66pt" svg:y="636.92pt">
            <draw:text-box>
              <text:p>A</text:p>
            </draw:text-box>
          </draw:frame>
          <draw:frame draw:z-index="14" draw:style-name="gr3" draw:text-style-name="P3" svg:width="11.68pt" svg:height="15.82pt" svg:x="69.08pt" svg:y="766.52pt">
            <draw:text-box>
              <text:p>B</text:p>
            </draw:text-box>
          </draw:frame>
          <draw:path draw:z-index="15" draw:style-name="gr4" draw:text-style-name="P4" svg:width="133.17pt" svg:height="111.4pt" draw:transform="rotate (-3.14159265358979) translate (178.611023622047pt 758.182677165354pt)" svg:viewBox="0 0 4699 3931" svg:d="M0 3931c5491 0 4653-3931 4653-3931">
            <text:p/>
          </draw:path>
          <draw:line draw:z-index="16" draw:style-name="gr2" draw:text-style-name="P2" svg:x1="178.61pt" svg:y1="851.56pt" svg:x2="51.9pt" svg:y2="962.99pt">
            <text:p/>
          </draw:line>
          <draw:frame draw:z-index="17" draw:style-name="gr3" draw:text-style-name="P3" svg:width="10.77pt" svg:height="15.82pt" svg:x="201.66pt" svg:y="841.72pt">
            <draw:text-box>
              <text:p>A</text:p>
            </draw:text-box>
          </draw:frame>
          <draw:frame draw:z-index="18" draw:style-name="gr3" draw:text-style-name="P3" svg:width="11.68pt" svg:height="15.82pt" svg:x="69.08pt" svg:y="971.32pt">
            <draw:text-box>
              <text:p>B</text:p>
            </draw:text-box>
          </draw:frame>
          <draw:path draw:z-index="19" draw:style-name="gr4" draw:text-style-name="P4" svg:width="133.17pt" svg:height="111.4pt" draw:transform="rotate (-3.14159265358979) translate (178.611023622047pt 962.985826771654pt)" svg:viewBox="0 0 4699 3931" svg:d="M0 3931c5491 0 4653-3931 4653-3931">
            <text:p/>
          </draw:path>
          <draw:line draw:z-index="20" draw:style-name="gr2" draw:text-style-name="P2" svg:x1="178.61pt" svg:y1="1056.36pt" svg:x2="51.9pt" svg:y2="1167.79pt">
            <text:p/>
          </draw:line>
          <draw:frame draw:z-index="21" draw:style-name="gr3" draw:text-style-name="P3" svg:width="10.77pt" svg:height="15.82pt" svg:x="201.66pt" svg:y="1046.52pt">
            <draw:text-box>
              <text:p>A</text:p>
            </draw:text-box>
          </draw:frame>
          <draw:frame draw:z-index="22" draw:style-name="gr3" draw:text-style-name="P3" svg:width="11.68pt" svg:height="15.82pt" svg:x="69.08pt" svg:y="1176.12pt">
            <draw:text-box>
              <text:p>B</text:p>
            </draw:text-box>
          </draw:frame>
          <draw:path draw:z-index="23" draw:style-name="gr4" draw:text-style-name="P4" svg:width="133.17pt" svg:height="111.4pt" draw:transform="rotate (-3.14159265358979) translate (178.611023622047pt 1167.78897637795pt)" svg:viewBox="0 0 4699 3931" svg:d="M0 3931c5491 0 4653-3931 4653-3931">
            <text:p/>
          </draw:path>
          <draw:line draw:z-index="24" draw:style-name="gr2" draw:text-style-name="P2" svg:x1="178.61pt" svg:y1="1261.16pt" svg:x2="51.9pt" svg:y2="1372.59pt">
            <text:p/>
          </draw:line>
          <draw:frame draw:z-index="25" draw:style-name="gr3" draw:text-style-name="P3" svg:width="10.77pt" svg:height="15.82pt" svg:x="201.66pt" svg:y="1251.33pt">
            <draw:text-box>
              <text:p>A</text:p>
            </draw:text-box>
          </draw:frame>
          <draw:frame draw:z-index="26" draw:style-name="gr3" draw:text-style-name="P3" svg:width="11.68pt" svg:height="15.82pt" svg:x="69.08pt" svg:y="1380.93pt">
            <draw:text-box>
              <text:p>B</text:p>
            </draw:text-box>
          </draw:frame>
          <draw:path draw:z-index="27" draw:style-name="gr4" draw:text-style-name="P4" svg:width="133.17pt" svg:height="111.4pt" draw:transform="rotate (-3.14159265358979) translate (178.611023622047pt 1372.59212598425pt)" svg:viewBox="0 0 4699 3931" svg:d="M0 3931c5491 0 4653-3931 4653-3931">
            <text:p/>
          </draw:path>
          <draw:line draw:z-index="28" draw:style-name="gr2" draw:text-style-name="P2" svg:x1="178.61pt" svg:y1="1465.97pt" svg:x2="51.9pt" svg:y2="1577.4pt">
            <text:p/>
          </draw:line>
          <draw:frame draw:z-index="29" draw:style-name="gr3" draw:text-style-name="P3" svg:width="10.77pt" svg:height="15.82pt" svg:x="201.66pt" svg:y="1456.13pt">
            <draw:text-box>
              <text:p>A</text:p>
            </draw:text-box>
          </draw:frame>
          <draw:frame draw:z-index="30" draw:style-name="gr3" draw:text-style-name="P3" svg:width="11.68pt" svg:height="15.82pt" svg:x="69.08pt" svg:y="1585.73pt">
            <draw:text-box>
              <text:p>B</text:p>
            </draw:text-box>
          </draw:frame>
          <draw:path draw:z-index="31" draw:style-name="gr4" draw:text-style-name="P4" svg:width="133.17pt" svg:height="111.4pt" draw:transform="rotate (-3.14159265358979) translate (178.611023622047pt 1577.39527559055pt)" svg:viewBox="0 0 4699 3931" svg:d="M0 3931c5491 0 4653-3931 4653-3931">
            <text:p/>
          </draw:path>
          <draw:line draw:z-index="32" draw:style-name="gr2" draw:text-style-name="P2" svg:x1="178.61pt" svg:y1="1670.77pt" svg:x2="51.9pt" svg:y2="1782.2pt">
            <text:p/>
          </draw:line>
          <draw:frame draw:z-index="33" draw:style-name="gr3" draw:text-style-name="P3" svg:width="10.77pt" svg:height="15.82pt" svg:x="201.66pt" svg:y="1660.93pt">
            <draw:text-box>
              <text:p>A</text:p>
            </draw:text-box>
          </draw:frame>
          <draw:frame draw:z-index="34" draw:style-name="gr3" draw:text-style-name="P3" svg:width="11.68pt" svg:height="15.82pt" svg:x="69.08pt" svg:y="1790.53pt">
            <draw:text-box>
              <text:p>B</text:p>
            </draw:text-box>
          </draw:frame>
          <draw:path draw:z-index="35" draw:style-name="gr4" draw:text-style-name="P4" svg:width="133.17pt" svg:height="111.4pt" draw:transform="rotate (-3.14159265358979) translate (178.611023622047pt 1782.19842519685pt)" svg:viewBox="0 0 4699 3931" svg:d="M0 3931c5491 0 4653-3931 4653-3931">
            <text:p/>
          </draw:path>
          <draw:line draw:z-index="36" draw:style-name="gr2" draw:text-style-name="P2" svg:x1="178.61pt" svg:y1="1875.57pt" svg:x2="51.9pt" svg:y2="1987pt">
            <text:p/>
          </draw:line>
          <draw:frame draw:z-index="37" draw:style-name="gr3" draw:text-style-name="P3" svg:width="10.77pt" svg:height="15.82pt" svg:x="201.66pt" svg:y="1865.74pt">
            <draw:text-box>
              <text:p>A</text:p>
            </draw:text-box>
          </draw:frame>
          <draw:frame draw:z-index="38" draw:style-name="gr3" draw:text-style-name="P3" svg:width="11.68pt" svg:height="15.82pt" svg:x="69.08pt" svg:y="1995.34pt">
            <draw:text-box>
              <text:p>B</text:p>
            </draw:text-box>
          </draw:frame>
          <draw:path draw:z-index="39" draw:style-name="gr4" draw:text-style-name="P4" svg:width="133.17pt" svg:height="111.4pt" draw:transform="rotate (-3.14159265358979) translate (178.611023622047pt 1987.00157480315pt)" svg:viewBox="0 0 4699 3931" svg:d="M0 3931c5491 0 4653-3931 4653-3931">
            <text:p/>
          </draw:path>
          <draw:line draw:z-index="40" draw:style-name="gr2" draw:text-style-name="P2" svg:x1="178.61pt" svg:y1="2080.35pt" svg:x2="51.9pt" svg:y2="2191.78pt">
            <text:p/>
          </draw:line>
          <draw:frame draw:z-index="41" draw:style-name="gr3" draw:text-style-name="P3" svg:width="10.77pt" svg:height="15.82pt" svg:x="201.66pt" svg:y="2070.51pt">
            <draw:text-box>
              <text:p>A</text:p>
            </draw:text-box>
          </draw:frame>
          <draw:frame draw:z-index="42" draw:style-name="gr3" draw:text-style-name="P3" svg:width="11.68pt" svg:height="15.82pt" svg:x="69.08pt" svg:y="2200.11pt">
            <draw:text-box>
              <text:p>B</text:p>
            </draw:text-box>
          </draw:frame>
          <draw:path draw:z-index="43" draw:style-name="gr4" draw:text-style-name="P4" svg:width="133.17pt" svg:height="111.4pt" draw:transform="rotate (-3.14159265358979) translate (178.611023622047pt 2191.77637795276pt)" svg:viewBox="0 0 4699 3931" svg:d="M0 3931c5491 0 4653-3931 4653-3931">
            <text:p/>
          </draw:path>
          <draw:line draw:z-index="44" draw:style-name="gr2" draw:text-style-name="P2" svg:x1="178.61pt" svg:y1="2285.15pt" svg:x2="51.9pt" svg:y2="2396.58pt">
            <text:p/>
          </draw:line>
          <draw:frame draw:z-index="45" draw:style-name="gr3" draw:text-style-name="P3" svg:width="10.77pt" svg:height="15.82pt" svg:x="201.66pt" svg:y="2275.31pt">
            <draw:text-box>
              <text:p>A</text:p>
            </draw:text-box>
          </draw:frame>
          <draw:frame draw:z-index="46" draw:style-name="gr3" draw:text-style-name="P3" svg:width="11.68pt" svg:height="15.82pt" svg:x="69.08pt" svg:y="2404.91pt">
            <draw:text-box>
              <text:p>B</text:p>
            </draw:text-box>
          </draw:frame>
          <draw:path draw:z-index="47" draw:style-name="gr4" draw:text-style-name="P4" svg:width="133.17pt" svg:height="111.4pt" draw:transform="rotate (-3.14159265358979) translate (178.611023622047pt 2396.57952755905pt)" svg:viewBox="0 0 4699 3931" svg:d="M0 3931c5491 0 4653-3931 4653-3931">
            <text:p/>
          </draw:path>
          <draw:line draw:z-index="48" draw:style-name="gr2" draw:text-style-name="P2" svg:x1="178.61pt" svg:y1="2489.95pt" svg:x2="51.9pt" svg:y2="2601.38pt">
            <text:p/>
          </draw:line>
          <draw:frame draw:z-index="49" draw:style-name="gr3" draw:text-style-name="P3" svg:width="10.77pt" svg:height="15.82pt" svg:x="201.66pt" svg:y="2480.12pt">
            <draw:text-box>
              <text:p>A</text:p>
            </draw:text-box>
          </draw:frame>
          <draw:frame draw:z-index="50" draw:style-name="gr3" draw:text-style-name="P3" svg:width="11.68pt" svg:height="15.82pt" svg:x="69.08pt" svg:y="2609.72pt">
            <draw:text-box>
              <text:p>B</text:p>
            </draw:text-box>
          </draw:frame>
          <draw:path draw:z-index="51" draw:style-name="gr4" draw:text-style-name="P4" svg:width="133.17pt" svg:height="111.4pt" draw:transform="rotate (-3.14159265358979) translate (178.611023622047pt 2601.38267716535pt)" svg:viewBox="0 0 4699 3931" svg:d="M0 3931c5491 0 4653-3931 4653-3931">
            <text:p/>
          </draw:path>
          <draw:line draw:z-index="52" draw:style-name="gr2" draw:text-style-name="P2" svg:x1="178.61pt" svg:y1="2694.76pt" svg:x2="51.9pt" svg:y2="2806.19pt">
            <text:p/>
          </draw:line>
          <draw:frame draw:z-index="53" draw:style-name="gr3" draw:text-style-name="P3" svg:width="10.77pt" svg:height="15.82pt" svg:x="201.66pt" svg:y="2684.92pt">
            <draw:text-box>
              <text:p>A</text:p>
            </draw:text-box>
          </draw:frame>
          <draw:frame draw:z-index="54" draw:style-name="gr3" draw:text-style-name="P3" svg:width="11.68pt" svg:height="15.82pt" svg:x="69.08pt" svg:y="2814.52pt">
            <draw:text-box>
              <text:p>B</text:p>
            </draw:text-box>
          </draw:frame>
          <draw:path draw:z-index="55" draw:style-name="gr4" draw:text-style-name="P4" svg:width="133.17pt" svg:height="111.4pt" draw:transform="rotate (-3.14159265358979) translate (178.611023622047pt 2806.18582677165pt)" svg:viewBox="0 0 4699 3931" svg:d="M0 3931c5491 0 4653-3931 4653-3931">
            <text:p/>
          </draw:path>
          <draw:line draw:z-index="56" draw:style-name="gr2" draw:text-style-name="P2" svg:x1="178.61pt" svg:y1="2899.56pt" svg:x2="51.9pt" svg:y2="3010.99pt">
            <text:p/>
          </draw:line>
          <draw:frame draw:z-index="57" draw:style-name="gr3" draw:text-style-name="P3" svg:width="10.77pt" svg:height="15.82pt" svg:x="201.66pt" svg:y="2889.72pt">
            <draw:text-box>
              <text:p>A</text:p>
            </draw:text-box>
          </draw:frame>
          <draw:frame draw:z-index="58" draw:style-name="gr3" draw:text-style-name="P3" svg:width="11.68pt" svg:height="15.82pt" svg:x="69.08pt" svg:y="3019.32pt">
            <draw:text-box>
              <text:p>B</text:p>
            </draw:text-box>
          </draw:frame>
          <draw:path draw:z-index="59" draw:style-name="gr4" draw:text-style-name="P4" svg:width="133.17pt" svg:height="111.4pt" draw:transform="rotate (-3.14159265358979) translate (178.611023622047pt 3010.98897637795pt)" svg:viewBox="0 0 4699 3931" svg:d="M0 3931c5491 0 4653-3931 4653-3931">
            <text:p/>
          </draw:path>
          <draw:line draw:z-index="60" draw:style-name="gr2" draw:text-style-name="P2" svg:x1="178.61pt" svg:y1="3104.36pt" svg:x2="51.9pt" svg:y2="3215.79pt">
            <text:p/>
          </draw:line>
          <draw:frame draw:z-index="61" draw:style-name="gr3" draw:text-style-name="P3" svg:width="10.77pt" svg:height="15.82pt" svg:x="201.66pt" svg:y="3094.53pt">
            <draw:text-box>
              <text:p>A</text:p>
            </draw:text-box>
          </draw:frame>
          <draw:frame draw:z-index="62" draw:style-name="gr3" draw:text-style-name="P3" svg:width="11.68pt" svg:height="15.82pt" svg:x="69.08pt" svg:y="3224.13pt">
            <draw:text-box>
              <text:p>B</text:p>
            </draw:text-box>
          </draw:frame>
          <draw:path draw:z-index="63" draw:style-name="gr4" draw:text-style-name="P4" svg:width="133.17pt" svg:height="111.4pt" draw:transform="rotate (-3.14159265358979) translate (178.611023622047pt 3215.79212598425pt)" svg:viewBox="0 0 4699 3931" svg:d="M0 3931c5491 0 4653-3931 4653-3931">
            <text:p/>
          </draw:path>
        </table:shapes>
        <table:table-column table:style-name="co44" table:default-cell-style-name="ce7"/>
        <table:table-column table:style-name="co44" table:default-cell-style-name="Default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6" table:default-cell-style-name="ce7"/>
        <table:table-column table:style-name="co48" table:number-columns-repeated="4" table:default-cell-style-name="ce7"/>
        <table:table-column table:style-name="co47" table:default-cell-style-name="ce7"/>
        <table:table-column table:style-name="co48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Default"/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9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8,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1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2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7,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3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6,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  <table:table-cell table:style-name="ce11"/>
          <table:table-cell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5,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  <table:table-cell table:style-name="ce11"/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5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4,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table:style-name="ce11"/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office:value-type="string" calcext:value-type="string">
            <text:p>Fig 6</text:p>
          </table:table-cell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3,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11"/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3,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  <table:table-cell table:style-name="ce11"/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8"/>
          <table:table-cell table:style-name="ce12"/>
          <table:table-cell table:number-columns-repeated="5"/>
          <table:table-cell office:value-type="string" calcext:value-type="string">
            <text:p>2,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1"/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8"/>
          <table:table-cell table:style-name="ce12"/>
          <table:table-cell table:number-columns-repeated="5"/>
          <table:table-cell office:value-type="string" calcext:value-type="string">
            <text:p>2,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1"/>
          <table:table-cell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11"/>
          <table:table-cell table:number-columns-repeated="2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1"/>
          <table:table-cell table:number-columns-repeated="2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1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2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1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/>
        </table:table-row>
        <table:table-row table:style-name="ro2">
          <table:table-cell table:style-name="Default"/>
          <table:table-cell table:style-name="ce7"/>
          <table:table-cell table:number-columns-repeated="14"/>
        </table:table-row>
        <table:table-row table:style-name="ro6">
          <table:table-cell table:style-name="Default"/>
          <table:table-cell table:style-name="ce7"/>
          <table:table-cell table:number-columns-repeated="2"/>
          <table:table-cell table:style-name="ce13" office:value-type="string" calcext:value-type="string">
            <text:p>NW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NE</text:p>
          </table:table-cell>
          <table:table-cell table:number-columns-repeated="9"/>
        </table:table-row>
        <table:table-row table:style-name="ro6">
          <table:table-cell table:style-name="Default"/>
          <table:table-cell table:style-name="ce7"/>
          <table:table-cell table:number-columns-repeated="2"/>
          <table:table-cell table:style-name="ce14" office:value-type="string" calcext:value-type="string">
            <text:p>W</text:p>
          </table:table-cell>
          <table:table-cell table:style-name="ce10"/>
          <table:table-cell table:style-name="ce14" office:value-type="string" calcext:value-type="string">
            <text:p>E</text:p>
          </table:table-cell>
          <table:table-cell table:number-columns-repeated="9"/>
        </table:table-row>
        <table:table-row table:style-name="ro6">
          <table:table-cell table:style-name="Default"/>
          <table:table-cell table:style-name="ce7"/>
          <table:table-cell table:number-columns-repeated="2"/>
          <table:table-cell table:style-name="ce13" office:value-type="string" calcext:value-type="string">
            <text:p>SW</text:p>
          </table:table-cell>
          <table:table-cell table:style-name="ce16" office:value-type="string" calcext:value-type="string">
            <text:p>S</text:p>
          </table:table-cell>
          <table:table-cell table:style-name="ce14" office:value-type="string" calcext:value-type="string">
            <text:p>SE</text:p>
          </table:table-cell>
          <table:table-cell table:number-columns-repeated="9"/>
        </table:table-row>
        <table:table-row table:style-name="ro2" table:number-rows-repeated="8">
          <table:table-cell table:style-name="Default"/>
          <table:table-cell table:style-name="ce7"/>
          <table:table-cell table:number-columns-repeated="14"/>
        </table:table-row>
        <table:table-row table:style-name="ro2">
          <table:table-cell table:style-name="Default"/>
          <table:table-cell table:style-name="ce7"/>
          <table:table-cell table:number-columns-repeated="14"/>
        </table:table-row>
      </table:table>
      <table:table table:name="state-action" table:style-name="ta1">
        <table:shapes>
          <draw:line draw:z-index="0" draw:style-name="gr2" draw:text-style-name="P2" svg:x1="178.61pt" svg:y1="32.37pt" svg:x2="51.9pt" svg:y2="143.8pt">
            <text:p/>
          </draw:line>
          <draw:frame draw:z-index="1" draw:style-name="gr3" draw:text-style-name="P3" svg:width="10.77pt" svg:height="15.82pt" svg:x="201.66pt" svg:y="22.54pt">
            <draw:text-box>
              <text:p>A</text:p>
            </draw:text-box>
          </draw:frame>
          <draw:frame draw:z-index="2" draw:style-name="gr3" draw:text-style-name="P3" svg:width="11.68pt" svg:height="15.82pt" svg:x="69.08pt" svg:y="152.14pt">
            <draw:text-box>
              <text:p>B</text:p>
            </draw:text-box>
          </draw:frame>
          <draw:path draw:z-index="3" draw:style-name="gr4" draw:text-style-name="P4" svg:width="133.17pt" svg:height="111.4pt" draw:transform="rotate (-3.14159265358979) translate (178.611023622047pt 143.80157480315pt)" svg:viewBox="0 0 4699 3931" svg:d="M0 3931c5491 0 4653-3931 4653-3931">
            <text:p/>
          </draw:path>
          <draw:line draw:z-index="4" draw:style-name="gr2" draw:text-style-name="P2" svg:x1="178.61pt" svg:y1="237.15pt" svg:x2="51.9pt" svg:y2="348.58pt">
            <text:p/>
          </draw:line>
          <draw:frame draw:z-index="5" draw:style-name="gr3" draw:text-style-name="P3" svg:width="10.77pt" svg:height="15.82pt" svg:x="201.66pt" svg:y="227.31pt">
            <draw:text-box>
              <text:p>A</text:p>
            </draw:text-box>
          </draw:frame>
          <draw:frame draw:z-index="6" draw:style-name="gr3" draw:text-style-name="P3" svg:width="11.68pt" svg:height="15.82pt" svg:x="69.08pt" svg:y="356.91pt">
            <draw:text-box>
              <text:p>B</text:p>
            </draw:text-box>
          </draw:frame>
          <draw:path draw:z-index="7" draw:style-name="gr4" draw:text-style-name="P4" svg:width="133.17pt" svg:height="111.4pt" draw:transform="rotate (-3.14159265358979) translate (178.611023622047pt 348.576377952756pt)" svg:viewBox="0 0 4699 3931" svg:d="M0 3931c5491 0 4653-3931 4653-3931">
            <text:p/>
          </draw:path>
          <draw:line draw:z-index="8" draw:style-name="gr2" draw:text-style-name="P2" svg:x1="178.61pt" svg:y1="441.95pt" svg:x2="51.9pt" svg:y2="553.38pt">
            <text:p/>
          </draw:line>
          <draw:frame draw:z-index="9" draw:style-name="gr3" draw:text-style-name="P3" svg:width="10.77pt" svg:height="15.82pt" svg:x="201.66pt" svg:y="432.11pt">
            <draw:text-box>
              <text:p>A</text:p>
            </draw:text-box>
          </draw:frame>
          <draw:frame draw:z-index="10" draw:style-name="gr3" draw:text-style-name="P3" svg:width="11.68pt" svg:height="15.82pt" svg:x="69.08pt" svg:y="561.71pt">
            <draw:text-box>
              <text:p>B</text:p>
            </draw:text-box>
          </draw:frame>
          <draw:path draw:z-index="11" draw:style-name="gr4" draw:text-style-name="P4" svg:width="133.17pt" svg:height="111.4pt" draw:transform="rotate (-3.14159265358979) translate (178.611023622047pt 553.379527559055pt)" svg:viewBox="0 0 4699 3931" svg:d="M0 3931c5491 0 4653-3931 4653-3931">
            <text:p/>
          </draw:path>
          <draw:line draw:z-index="12" draw:style-name="gr2" draw:text-style-name="P2" svg:x1="178.61pt" svg:y1="646.75pt" svg:x2="51.9pt" svg:y2="758.18pt">
            <text:p/>
          </draw:line>
          <draw:frame draw:z-index="13" draw:style-name="gr3" draw:text-style-name="P3" svg:width="10.77pt" svg:height="15.82pt" svg:x="201.66pt" svg:y="636.92pt">
            <draw:text-box>
              <text:p>A</text:p>
            </draw:text-box>
          </draw:frame>
          <draw:frame draw:z-index="14" draw:style-name="gr3" draw:text-style-name="P3" svg:width="11.68pt" svg:height="15.82pt" svg:x="69.08pt" svg:y="766.52pt">
            <draw:text-box>
              <text:p>B</text:p>
            </draw:text-box>
          </draw:frame>
          <draw:path draw:z-index="15" draw:style-name="gr4" draw:text-style-name="P4" svg:width="133.17pt" svg:height="111.4pt" draw:transform="rotate (-3.14159265358979) translate (178.611023622047pt 758.182677165354pt)" svg:viewBox="0 0 4699 3931" svg:d="M0 3931c5491 0 4653-3931 4653-3931">
            <text:p/>
          </draw:path>
          <draw:line draw:z-index="16" draw:style-name="gr2" draw:text-style-name="P2" svg:x1="178.61pt" svg:y1="851.56pt" svg:x2="51.9pt" svg:y2="962.99pt">
            <text:p/>
          </draw:line>
          <draw:frame draw:z-index="17" draw:style-name="gr3" draw:text-style-name="P3" svg:width="10.77pt" svg:height="15.82pt" svg:x="201.66pt" svg:y="841.72pt">
            <draw:text-box>
              <text:p>A</text:p>
            </draw:text-box>
          </draw:frame>
          <draw:frame draw:z-index="18" draw:style-name="gr3" draw:text-style-name="P3" svg:width="11.68pt" svg:height="15.82pt" svg:x="69.08pt" svg:y="971.32pt">
            <draw:text-box>
              <text:p>B</text:p>
            </draw:text-box>
          </draw:frame>
          <draw:path draw:z-index="19" draw:style-name="gr4" draw:text-style-name="P4" svg:width="133.17pt" svg:height="111.4pt" draw:transform="rotate (-3.14159265358979) translate (178.611023622047pt 962.985826771654pt)" svg:viewBox="0 0 4699 3931" svg:d="M0 3931c5491 0 4653-3931 4653-3931">
            <text:p/>
          </draw:path>
          <draw:line draw:z-index="20" draw:style-name="gr2" draw:text-style-name="P2" svg:x1="178.61pt" svg:y1="1056.36pt" svg:x2="51.9pt" svg:y2="1167.79pt">
            <text:p/>
          </draw:line>
          <draw:frame draw:z-index="21" draw:style-name="gr3" draw:text-style-name="P3" svg:width="10.77pt" svg:height="15.82pt" svg:x="201.66pt" svg:y="1046.52pt">
            <draw:text-box>
              <text:p>A</text:p>
            </draw:text-box>
          </draw:frame>
          <draw:frame draw:z-index="22" draw:style-name="gr3" draw:text-style-name="P3" svg:width="11.68pt" svg:height="15.82pt" svg:x="69.08pt" svg:y="1176.12pt">
            <draw:text-box>
              <text:p>B</text:p>
            </draw:text-box>
          </draw:frame>
          <draw:path draw:z-index="23" draw:style-name="gr4" draw:text-style-name="P4" svg:width="133.17pt" svg:height="111.4pt" draw:transform="rotate (-3.14159265358979) translate (178.611023622047pt 1167.78897637795pt)" svg:viewBox="0 0 4699 3931" svg:d="M0 3931c5491 0 4653-3931 4653-3931">
            <text:p/>
          </draw:path>
          <draw:line draw:z-index="24" draw:style-name="gr2" draw:text-style-name="P2" svg:x1="178.61pt" svg:y1="1261.16pt" svg:x2="51.9pt" svg:y2="1372.59pt">
            <text:p/>
          </draw:line>
          <draw:frame draw:z-index="25" draw:style-name="gr3" draw:text-style-name="P3" svg:width="10.77pt" svg:height="15.82pt" svg:x="201.66pt" svg:y="1251.33pt">
            <draw:text-box>
              <text:p>A</text:p>
            </draw:text-box>
          </draw:frame>
          <draw:frame draw:z-index="26" draw:style-name="gr3" draw:text-style-name="P3" svg:width="11.68pt" svg:height="15.82pt" svg:x="69.08pt" svg:y="1380.93pt">
            <draw:text-box>
              <text:p>B</text:p>
            </draw:text-box>
          </draw:frame>
          <draw:path draw:z-index="27" draw:style-name="gr4" draw:text-style-name="P4" svg:width="133.17pt" svg:height="111.4pt" draw:transform="rotate (-3.14159265358979) translate (178.611023622047pt 1372.59212598425pt)" svg:viewBox="0 0 4699 3931" svg:d="M0 3931c5491 0 4653-3931 4653-3931">
            <text:p/>
          </draw:path>
          <draw:line draw:z-index="28" draw:style-name="gr2" draw:text-style-name="P2" svg:x1="178.61pt" svg:y1="1465.97pt" svg:x2="51.9pt" svg:y2="1577.4pt">
            <text:p/>
          </draw:line>
          <draw:frame draw:z-index="29" draw:style-name="gr3" draw:text-style-name="P3" svg:width="10.77pt" svg:height="15.82pt" svg:x="201.66pt" svg:y="1456.13pt">
            <draw:text-box>
              <text:p>A</text:p>
            </draw:text-box>
          </draw:frame>
          <draw:frame draw:z-index="30" draw:style-name="gr3" draw:text-style-name="P3" svg:width="11.68pt" svg:height="15.82pt" svg:x="69.08pt" svg:y="1585.73pt">
            <draw:text-box>
              <text:p>B</text:p>
            </draw:text-box>
          </draw:frame>
          <draw:path draw:z-index="31" draw:style-name="gr4" draw:text-style-name="P4" svg:width="133.17pt" svg:height="111.4pt" draw:transform="rotate (-3.14159265358979) translate (178.611023622047pt 1577.39527559055pt)" svg:viewBox="0 0 4699 3931" svg:d="M0 3931c5491 0 4653-3931 4653-3931">
            <text:p/>
          </draw:path>
          <draw:line draw:z-index="32" draw:style-name="gr2" draw:text-style-name="P2" svg:x1="178.61pt" svg:y1="1670.77pt" svg:x2="51.9pt" svg:y2="1782.2pt">
            <text:p/>
          </draw:line>
          <draw:frame draw:z-index="33" draw:style-name="gr3" draw:text-style-name="P3" svg:width="10.77pt" svg:height="15.82pt" svg:x="201.66pt" svg:y="1660.93pt">
            <draw:text-box>
              <text:p>A</text:p>
            </draw:text-box>
          </draw:frame>
          <draw:frame draw:z-index="34" draw:style-name="gr3" draw:text-style-name="P3" svg:width="11.68pt" svg:height="15.82pt" svg:x="69.08pt" svg:y="1790.53pt">
            <draw:text-box>
              <text:p>B</text:p>
            </draw:text-box>
          </draw:frame>
          <draw:path draw:z-index="35" draw:style-name="gr4" draw:text-style-name="P4" svg:width="133.17pt" svg:height="111.4pt" draw:transform="rotate (-3.14159265358979) translate (178.611023622047pt 1782.19842519685pt)" svg:viewBox="0 0 4699 3931" svg:d="M0 3931c5491 0 4653-3931 4653-3931">
            <text:p/>
          </draw:path>
          <draw:line draw:z-index="36" draw:style-name="gr2" draw:text-style-name="P2" svg:x1="178.61pt" svg:y1="1875.57pt" svg:x2="51.9pt" svg:y2="1987pt">
            <text:p/>
          </draw:line>
          <draw:frame draw:z-index="37" draw:style-name="gr3" draw:text-style-name="P3" svg:width="10.77pt" svg:height="15.82pt" svg:x="201.66pt" svg:y="1865.74pt">
            <draw:text-box>
              <text:p>A</text:p>
            </draw:text-box>
          </draw:frame>
          <draw:frame draw:z-index="38" draw:style-name="gr3" draw:text-style-name="P3" svg:width="11.68pt" svg:height="15.82pt" svg:x="69.08pt" svg:y="1995.34pt">
            <draw:text-box>
              <text:p>B</text:p>
            </draw:text-box>
          </draw:frame>
          <draw:path draw:z-index="39" draw:style-name="gr4" draw:text-style-name="P4" svg:width="133.17pt" svg:height="111.4pt" draw:transform="rotate (-3.14159265358979) translate (178.611023622047pt 1987.00157480315pt)" svg:viewBox="0 0 4699 3931" svg:d="M0 3931c5491 0 4653-3931 4653-3931">
            <text:p/>
          </draw:path>
          <draw:line draw:z-index="40" draw:style-name="gr2" draw:text-style-name="P2" svg:x1="178.61pt" svg:y1="2080.35pt" svg:x2="51.9pt" svg:y2="2191.78pt">
            <text:p/>
          </draw:line>
          <draw:frame draw:z-index="41" draw:style-name="gr3" draw:text-style-name="P3" svg:width="10.77pt" svg:height="15.82pt" svg:x="201.66pt" svg:y="2070.51pt">
            <draw:text-box>
              <text:p>A</text:p>
            </draw:text-box>
          </draw:frame>
          <draw:frame draw:z-index="42" draw:style-name="gr3" draw:text-style-name="P3" svg:width="11.68pt" svg:height="15.82pt" svg:x="69.08pt" svg:y="2200.11pt">
            <draw:text-box>
              <text:p>B</text:p>
            </draw:text-box>
          </draw:frame>
          <draw:path draw:z-index="43" draw:style-name="gr4" draw:text-style-name="P4" svg:width="133.17pt" svg:height="111.4pt" draw:transform="rotate (-3.14159265358979) translate (178.611023622047pt 2191.77637795276pt)" svg:viewBox="0 0 4699 3931" svg:d="M0 3931c5491 0 4653-3931 4653-3931">
            <text:p/>
          </draw:path>
          <draw:line draw:z-index="44" draw:style-name="gr2" draw:text-style-name="P2" svg:x1="178.61pt" svg:y1="2285.15pt" svg:x2="51.9pt" svg:y2="2396.58pt">
            <text:p/>
          </draw:line>
          <draw:frame draw:z-index="45" draw:style-name="gr3" draw:text-style-name="P3" svg:width="10.77pt" svg:height="15.82pt" svg:x="201.66pt" svg:y="2275.31pt">
            <draw:text-box>
              <text:p>A</text:p>
            </draw:text-box>
          </draw:frame>
          <draw:frame draw:z-index="46" draw:style-name="gr3" draw:text-style-name="P3" svg:width="11.68pt" svg:height="15.82pt" svg:x="69.08pt" svg:y="2404.91pt">
            <draw:text-box>
              <text:p>B</text:p>
            </draw:text-box>
          </draw:frame>
          <draw:path draw:z-index="47" draw:style-name="gr4" draw:text-style-name="P4" svg:width="133.17pt" svg:height="111.4pt" draw:transform="rotate (-3.14159265358979) translate (178.611023622047pt 2396.57952755905pt)" svg:viewBox="0 0 4699 3931" svg:d="M0 3931c5491 0 4653-3931 4653-3931">
            <text:p/>
          </draw:path>
          <draw:line draw:z-index="48" draw:style-name="gr2" draw:text-style-name="P2" svg:x1="178.61pt" svg:y1="2489.95pt" svg:x2="51.9pt" svg:y2="2601.38pt">
            <text:p/>
          </draw:line>
          <draw:frame draw:z-index="49" draw:style-name="gr3" draw:text-style-name="P3" svg:width="10.77pt" svg:height="15.82pt" svg:x="201.66pt" svg:y="2480.12pt">
            <draw:text-box>
              <text:p>A</text:p>
            </draw:text-box>
          </draw:frame>
          <draw:frame draw:z-index="50" draw:style-name="gr3" draw:text-style-name="P3" svg:width="11.68pt" svg:height="15.82pt" svg:x="69.08pt" svg:y="2609.72pt">
            <draw:text-box>
              <text:p>B</text:p>
            </draw:text-box>
          </draw:frame>
          <draw:path draw:z-index="51" draw:style-name="gr4" draw:text-style-name="P4" svg:width="133.17pt" svg:height="111.4pt" draw:transform="rotate (-3.14159265358979) translate (178.611023622047pt 2601.38267716535pt)" svg:viewBox="0 0 4699 3931" svg:d="M0 3931c5491 0 4653-3931 4653-3931">
            <text:p/>
          </draw:path>
          <draw:line draw:z-index="52" draw:style-name="gr2" draw:text-style-name="P2" svg:x1="178.61pt" svg:y1="2694.76pt" svg:x2="51.9pt" svg:y2="2806.19pt">
            <text:p/>
          </draw:line>
          <draw:frame draw:z-index="53" draw:style-name="gr3" draw:text-style-name="P3" svg:width="10.77pt" svg:height="15.82pt" svg:x="201.66pt" svg:y="2684.92pt">
            <draw:text-box>
              <text:p>A</text:p>
            </draw:text-box>
          </draw:frame>
          <draw:frame draw:z-index="54" draw:style-name="gr3" draw:text-style-name="P3" svg:width="11.68pt" svg:height="15.82pt" svg:x="69.08pt" svg:y="2814.52pt">
            <draw:text-box>
              <text:p>B</text:p>
            </draw:text-box>
          </draw:frame>
          <draw:path draw:z-index="55" draw:style-name="gr4" draw:text-style-name="P4" svg:width="133.17pt" svg:height="111.4pt" draw:transform="rotate (-3.14159265358979) translate (178.611023622047pt 2806.18582677165pt)" svg:viewBox="0 0 4699 3931" svg:d="M0 3931c5491 0 4653-3931 4653-3931">
            <text:p/>
          </draw:path>
          <draw:line draw:z-index="56" draw:style-name="gr2" draw:text-style-name="P2" svg:x1="178.61pt" svg:y1="2899.56pt" svg:x2="51.9pt" svg:y2="3010.99pt">
            <text:p/>
          </draw:line>
          <draw:frame draw:z-index="57" draw:style-name="gr3" draw:text-style-name="P3" svg:width="10.77pt" svg:height="15.82pt" svg:x="201.66pt" svg:y="2889.72pt">
            <draw:text-box>
              <text:p>A</text:p>
            </draw:text-box>
          </draw:frame>
          <draw:frame draw:z-index="58" draw:style-name="gr3" draw:text-style-name="P3" svg:width="11.68pt" svg:height="15.82pt" svg:x="69.08pt" svg:y="3019.32pt">
            <draw:text-box>
              <text:p>B</text:p>
            </draw:text-box>
          </draw:frame>
          <draw:path draw:z-index="59" draw:style-name="gr4" draw:text-style-name="P4" svg:width="133.17pt" svg:height="111.4pt" draw:transform="rotate (-3.14159265358979) translate (178.611023622047pt 3010.98897637795pt)" svg:viewBox="0 0 4699 3931" svg:d="M0 3931c5491 0 4653-3931 4653-3931">
            <text:p/>
          </draw:path>
          <draw:line draw:z-index="60" draw:style-name="gr2" draw:text-style-name="P2" svg:x1="178.61pt" svg:y1="3104.36pt" svg:x2="51.9pt" svg:y2="3215.79pt">
            <text:p/>
          </draw:line>
          <draw:frame draw:z-index="61" draw:style-name="gr3" draw:text-style-name="P3" svg:width="10.77pt" svg:height="15.82pt" svg:x="201.66pt" svg:y="3094.53pt">
            <draw:text-box>
              <text:p>A</text:p>
            </draw:text-box>
          </draw:frame>
          <draw:frame draw:z-index="62" draw:style-name="gr3" draw:text-style-name="P3" svg:width="11.68pt" svg:height="15.82pt" svg:x="69.08pt" svg:y="3224.13pt">
            <draw:text-box>
              <text:p>B</text:p>
            </draw:text-box>
          </draw:frame>
          <draw:path draw:z-index="63" draw:style-name="gr4" draw:text-style-name="P4" svg:width="133.17pt" svg:height="111.4pt" draw:transform="rotate (-3.14159265358979) translate (178.611023622047pt 3215.79212598425pt)" svg:viewBox="0 0 4699 3931" svg:d="M0 3931c5491 0 4653-3931 4653-3931">
            <text:p/>
          </draw:path>
          <draw:line draw:z-index="64" draw:style-name="gr2" draw:text-style-name="P2" svg:x1="178.61pt" svg:y1="3412.4pt" svg:x2="51.9pt" svg:y2="3523.83pt">
            <text:p/>
          </draw:line>
          <draw:frame draw:z-index="65" draw:style-name="gr3" draw:text-style-name="P3" svg:width="10.77pt" svg:height="15.82pt" svg:x="201.66pt" svg:y="3402.57pt">
            <draw:text-box>
              <text:p>A</text:p>
            </draw:text-box>
          </draw:frame>
          <draw:frame draw:z-index="66" draw:style-name="gr3" draw:text-style-name="P3" svg:width="11.68pt" svg:height="15.82pt" svg:x="69.08pt" svg:y="3532.17pt">
            <draw:text-box>
              <text:p>B</text:p>
            </draw:text-box>
          </draw:frame>
          <draw:path draw:z-index="67" draw:style-name="gr4" draw:text-style-name="P4" svg:width="133.17pt" svg:height="111.4pt" draw:transform="rotate (-3.14159265358979) translate (178.611023622047pt 3523.83307086614pt)" svg:viewBox="0 0 4699 3931" svg:d="M0 3931c5491 0 4653-3931 4653-3931">
            <text:p/>
          </draw:path>
          <draw:line draw:z-index="68" draw:style-name="gr5" draw:text-style-name="P4" svg:x1="182.15pt" svg:y1="3410.96pt" svg:x2="29.23pt" svg:y2="3439.47pt">
            <text:p/>
          </draw:line>
          <draw:line draw:z-index="69" draw:style-name="gr5" draw:text-style-name="P4" svg:x1="83.03pt" svg:y1="3399.99pt" svg:x2="34.64pt" svg:y2="3568.71pt">
            <text:p/>
          </draw:line>
          <draw:path draw:z-index="70" draw:style-name="gr6" draw:text-style-name="P4" svg:width="16.5pt" svg:height="12.76pt" draw:transform="rotate (2.94943190294522) translate (152.900787401575pt 3434.31496062992pt)" svg:viewBox="0 0 583 451" svg:d="M0 0c644 0 581 451 581 451">
            <text:p/>
          </draw:path>
          <draw:path draw:z-index="71" draw:style-name="gr7" draw:text-style-name="P4" svg:width="18.62pt" svg:height="12.19pt" svg:x="56.75pt" svg:y="3487.83pt" svg:viewBox="0 0 658 431" svg:d="M0 0c758 0 653 431 653 431v-20">
            <text:p/>
          </draw:path>
          <draw:frame draw:z-index="72" draw:style-name="gr8" draw:text-style-name="P3" svg:width="39.4pt" svg:height="19.79pt" svg:x="163.79pt" svg:y="3431.99pt">
            <draw:text-box>
              <text:p>alpha1</text:p>
            </draw:text-box>
          </draw:frame>
          <draw:frame draw:z-index="73" draw:style-name="gr9" draw:text-style-name="P3" svg:width="48.39pt" svg:height="20.95pt" svg:x="75.26pt" svg:y="3508.21pt">
            <draw:text-box>
              <text:p>alpha2</text:p>
            </draw:text-box>
          </draw:frame>
          <draw:line draw:z-index="74" draw:style-name="gr2" draw:text-style-name="P2" svg:x1="178.61pt" svg:y1="3642.8pt" svg:x2="51.9pt" svg:y2="3754.23pt">
            <text:p/>
          </draw:line>
          <draw:frame draw:z-index="75" draw:style-name="gr3" draw:text-style-name="P3" svg:width="10.77pt" svg:height="15.82pt" svg:x="201.66pt" svg:y="3632.97pt">
            <draw:text-box>
              <text:p>A</text:p>
            </draw:text-box>
          </draw:frame>
          <draw:frame draw:z-index="76" draw:style-name="gr3" draw:text-style-name="P3" svg:width="11.68pt" svg:height="15.82pt" svg:x="69.08pt" svg:y="3762.57pt">
            <draw:text-box>
              <text:p>B</text:p>
            </draw:text-box>
          </draw:frame>
          <draw:path draw:z-index="77" draw:style-name="gr4" draw:text-style-name="P4" svg:width="133.17pt" svg:height="111.4pt" draw:transform="rotate (-3.14159265358979) translate (178.611023622047pt 3754.23307086614pt)" svg:viewBox="0 0 4699 3931" svg:d="M0 3931c5491 0 4653-3931 4653-3931">
            <text:p/>
          </draw:path>
          <draw:line draw:z-index="78" draw:style-name="gr5" draw:text-style-name="P4" svg:x1="182.15pt" svg:y1="3641.36pt" svg:x2="29.23pt" svg:y2="3669.87pt">
            <text:p/>
          </draw:line>
          <draw:line draw:z-index="79" draw:style-name="gr5" draw:text-style-name="P4" svg:x1="83.03pt" svg:y1="3630.39pt" svg:x2="34.64pt" svg:y2="3799.11pt">
            <text:p/>
          </draw:line>
          <draw:path draw:z-index="80" draw:style-name="gr6" draw:text-style-name="P4" svg:width="16.5pt" svg:height="12.76pt" draw:transform="rotate (2.94943190294522) translate (152.900787401575pt 3664.71496062992pt)" svg:viewBox="0 0 583 451" svg:d="M0 0c644 0 581 451 581 451">
            <text:p/>
          </draw:path>
          <draw:path draw:z-index="81" draw:style-name="gr7" draw:text-style-name="P4" svg:width="18.62pt" svg:height="12.19pt" svg:x="56.75pt" svg:y="3718.23pt" svg:viewBox="0 0 658 431" svg:d="M0 0c758 0 653 431 653 431v-20">
            <text:p/>
          </draw:path>
          <draw:frame draw:z-index="82" draw:style-name="gr8" draw:text-style-name="P3" svg:width="39.4pt" svg:height="19.79pt" svg:x="126.94pt" svg:y="3628.37pt">
            <draw:text-box>
              <text:p>alpha1</text:p>
            </draw:text-box>
          </draw:frame>
          <draw:frame draw:z-index="83" draw:style-name="gr9" draw:text-style-name="P3" svg:width="48.39pt" svg:height="20.95pt" svg:x="75.26pt" svg:y="3738.61pt">
            <draw:text-box>
              <text:p>alpha2</text:p>
            </draw:text-box>
          </draw:frame>
          <draw:line draw:z-index="84" draw:style-name="gr6" draw:text-style-name="P4" svg:x1="6.12pt" svg:y1="3619.33pt" svg:x2="83.17pt" svg:y2="3618.77pt">
            <text:p/>
          </draw:line>
          <draw:line draw:z-index="85" draw:style-name="gr6" draw:text-style-name="P4" svg:x1="5.53pt" svg:y1="3619.36pt" svg:x2="4.93pt" svg:y2="3677.53pt">
            <text:p/>
          </draw:line>
          <draw:line draw:z-index="86" draw:style-name="gr6" draw:text-style-name="P4" svg:x1="183.34pt" svg:y1="3645.52pt" svg:x2="154.06pt" svg:y2="3672.28pt">
            <text:p/>
          </draw:line>
          <draw:line draw:z-index="87" draw:style-name="gr6" draw:text-style-name="P4" svg:x1="183.34pt" svg:y1="3648.44pt" svg:x2="201.86pt" svg:y2="3667.63pt">
            <text:p/>
          </draw:line>
          <draw:line draw:z-index="88" draw:style-name="gr6" draw:text-style-name="P4" svg:x1="80.02pt" svg:y1="3657.15pt" svg:x2="69.87pt" svg:y2="3690.88pt">
            <text:p/>
          </draw:line>
          <draw:line draw:z-index="89" draw:style-name="gr6" draw:text-style-name="P4" svg:x1="79.43pt" svg:y1="3656.55pt" svg:x2="103.92pt" svg:y2="3662.36pt">
            <text:p/>
          </draw:line>
          <draw:frame draw:z-index="90" draw:style-name="gr10" draw:text-style-name="P3" svg:width="19.7pt" svg:height="14.54pt" svg:x="65pt" svg:y="3602.44pt">
            <draw:text-box>
              <text:p>x_u</text:p>
            </draw:text-box>
          </draw:frame>
          <draw:frame draw:z-index="91" draw:style-name="gr11" draw:text-style-name="P3" svg:width="23.27pt" svg:height="17.43pt" svg:x="22.68pt" svg:y="3672.23pt">
            <draw:text-box>
              <text:p>y_u</text:p>
            </draw:text-box>
          </draw:frame>
          <draw:frame draw:z-index="92" draw:style-name="gr12" draw:text-style-name="P3" svg:width="30.44pt" svg:height="15.11pt" svg:x="148.73pt" svg:y="3671.21pt">
            <draw:text-box>
              <text:p>x_v</text:p>
            </draw:text-box>
          </draw:frame>
          <draw:frame draw:z-index="93" draw:style-name="gr13" draw:text-style-name="P3" svg:width="32.85pt" svg:height="21.54pt" svg:x="203.02pt" svg:y="3651.39pt">
            <draw:text-box>
              <text:p>y_v</text:p>
            </draw:text-box>
          </draw:frame>
          <draw:frame draw:z-index="94" draw:style-name="gr14" draw:text-style-name="P3" svg:width="25.68pt" svg:height="13.29pt" svg:x="69.39pt" svg:y="3688.89pt">
            <draw:text-box>
              <text:p>x_r</text:p>
            </draw:text-box>
          </draw:frame>
          <draw:frame draw:z-index="95" draw:style-name="gr15" draw:text-style-name="P3" svg:width="20.32pt" svg:height="18.62pt" svg:x="108.26pt" svg:y="3657.03pt">
            <draw:text-box>
              <text:p>y_r</text:p>
            </draw:text-box>
          </draw:frame>
          <draw:line draw:z-index="96" draw:style-name="gr2" draw:text-style-name="P2" svg:x1="178.61pt" svg:y1="3873.2pt" svg:x2="51.9pt" svg:y2="3984.63pt">
            <text:p/>
          </draw:line>
          <draw:frame draw:z-index="97" draw:style-name="gr3" draw:text-style-name="P3" svg:width="10.77pt" svg:height="15.82pt" svg:x="201.66pt" svg:y="3863.37pt">
            <draw:text-box>
              <text:p>A</text:p>
            </draw:text-box>
          </draw:frame>
          <draw:frame draw:z-index="98" draw:style-name="gr3" draw:text-style-name="P3" svg:width="11.68pt" svg:height="15.82pt" svg:x="69.08pt" svg:y="3992.97pt">
            <draw:text-box>
              <text:p>B</text:p>
            </draw:text-box>
          </draw:frame>
          <draw:path draw:z-index="99" draw:style-name="gr4" draw:text-style-name="P4" svg:width="133.17pt" svg:height="111.4pt" draw:transform="rotate (-3.14159265358979) translate (178.611023622047pt 3984.63307086614pt)" svg:viewBox="0 0 4699 3931" svg:d="M0 3931c5491 0 4653-3931 4653-3931">
            <text:p/>
          </draw:path>
          <draw:line draw:z-index="100" draw:style-name="gr5" draw:text-style-name="P4" svg:x1="182.15pt" svg:y1="3871.76pt" svg:x2="29.23pt" svg:y2="3900.27pt">
            <text:p/>
          </draw:line>
          <draw:line draw:z-index="101" draw:style-name="gr5" draw:text-style-name="P4" svg:x1="83.03pt" svg:y1="3860.79pt" svg:x2="34.64pt" svg:y2="4029.51pt">
            <text:p/>
          </draw:line>
          <draw:path draw:z-index="102" draw:style-name="gr6" draw:text-style-name="P4" svg:width="16.5pt" svg:height="12.76pt" draw:transform="rotate (2.94943190294522) translate (152.900787401575pt 3895.11496062992pt)" svg:viewBox="0 0 583 451" svg:d="M0 0c644 0 581 451 581 451">
            <text:p/>
          </draw:path>
          <draw:path draw:z-index="103" draw:style-name="gr7" draw:text-style-name="P4" svg:width="18.62pt" svg:height="12.19pt" svg:x="56.75pt" svg:y="3948.63pt" svg:viewBox="0 0 658 431" svg:d="M0 0c758 0 653 431 653 431v-20">
            <text:p/>
          </draw:path>
          <draw:line draw:z-index="104" draw:style-name="gr6" draw:text-style-name="P4" svg:x1="6.12pt" svg:y1="3849.73pt" svg:x2="83.17pt" svg:y2="3849.17pt">
            <text:p/>
          </draw:line>
          <draw:line draw:z-index="105" draw:style-name="gr6" draw:text-style-name="P4" svg:x1="5.53pt" svg:y1="3849.76pt" svg:x2="4.93pt" svg:y2="3907.93pt">
            <text:p/>
          </draw:line>
          <draw:line draw:z-index="106" draw:style-name="gr6" draw:text-style-name="P4" svg:x1="183.34pt" svg:y1="3875.92pt" svg:x2="154.06pt" svg:y2="3902.68pt">
            <text:p/>
          </draw:line>
          <draw:line draw:z-index="107" draw:style-name="gr6" draw:text-style-name="P4" svg:x1="183.34pt" svg:y1="3878.84pt" svg:x2="201.86pt" svg:y2="3898.03pt">
            <text:p/>
          </draw:line>
          <draw:line draw:z-index="108" draw:style-name="gr6" draw:text-style-name="P4" svg:x1="80.02pt" svg:y1="3887.55pt" svg:x2="69.87pt" svg:y2="3921.28pt">
            <text:p/>
          </draw:line>
          <draw:line draw:z-index="109" draw:style-name="gr6" draw:text-style-name="P4" svg:x1="79.43pt" svg:y1="3886.95pt" svg:x2="103.92pt" svg:y2="3892.76pt">
            <text:p/>
          </draw:line>
          <draw:frame draw:z-index="110" draw:style-name="gr10" draw:text-style-name="P3" svg:width="19.7pt" svg:height="14.54pt" svg:x="73.5pt" svg:y="3849.85pt">
            <draw:text-box>
              <text:p>x_u</text:p>
            </draw:text-box>
          </draw:frame>
          <draw:frame draw:z-index="111" draw:style-name="gr11" draw:text-style-name="P3" svg:width="23.27pt" svg:height="17.43pt" svg:x="17.01pt" svg:y="3902.63pt">
            <draw:text-box>
              <text:p>y_u</text:p>
            </draw:text-box>
          </draw:frame>
          <draw:frame draw:z-index="112" draw:style-name="gr12" draw:text-style-name="P3" svg:width="30.44pt" svg:height="15.11pt" svg:x="145.9pt" svg:y="3901.61pt">
            <draw:text-box>
              <text:p>x_v</text:p>
            </draw:text-box>
          </draw:frame>
          <draw:frame draw:z-index="113" draw:style-name="gr13" draw:text-style-name="P3" svg:width="32.85pt" svg:height="21.54pt" svg:x="205.85pt" svg:y="3890.3pt">
            <draw:text-box>
              <text:p>y_v</text:p>
            </draw:text-box>
          </draw:frame>
          <draw:frame draw:z-index="114" draw:style-name="gr14" draw:text-style-name="P3" svg:width="25.68pt" svg:height="13.29pt" svg:x="66.56pt" svg:y="3922.13pt">
            <draw:text-box>
              <text:p>x_r</text:p>
            </draw:text-box>
          </draw:frame>
          <draw:frame draw:z-index="115" draw:style-name="gr15" draw:text-style-name="P3" svg:width="20.32pt" svg:height="18.62pt" svg:x="91.25pt" svg:y="3864.76pt">
            <draw:text-box>
              <text:p>y_r</text:p>
            </draw:text-box>
          </draw:frame>
          <draw:line draw:z-index="116" draw:style-name="gr2" draw:text-style-name="P2" svg:x1="178.61pt" svg:y1="4103.6pt" svg:x2="51.9pt" svg:y2="4215.03pt">
            <text:p/>
          </draw:line>
          <draw:frame draw:z-index="117" draw:style-name="gr3" draw:text-style-name="P3" svg:width="10.77pt" svg:height="15.82pt" svg:x="201.66pt" svg:y="4093.77pt">
            <draw:text-box>
              <text:p>A</text:p>
            </draw:text-box>
          </draw:frame>
          <draw:frame draw:z-index="118" draw:style-name="gr3" draw:text-style-name="P3" svg:width="11.68pt" svg:height="15.82pt" svg:x="69.08pt" svg:y="4223.37pt">
            <draw:text-box>
              <text:p>B</text:p>
            </draw:text-box>
          </draw:frame>
          <draw:path draw:z-index="119" draw:style-name="gr4" draw:text-style-name="P4" svg:width="133.17pt" svg:height="111.4pt" draw:transform="rotate (-3.14159265358979) translate (178.611023622047pt 4215.03307086614pt)" svg:viewBox="0 0 4699 3931" svg:d="M0 3931c5491 0 4653-3931 4653-3931">
            <text:p/>
          </draw:path>
          <draw:line draw:z-index="120" draw:style-name="gr6" draw:text-style-name="P4" svg:x1="6.12pt" svg:y1="4080.13pt" svg:x2="83.17pt" svg:y2="4079.57pt">
            <text:p/>
          </draw:line>
          <draw:line draw:z-index="121" draw:style-name="gr6" draw:text-style-name="P4" svg:x1="5.53pt" svg:y1="4080.16pt" svg:x2="4.93pt" svg:y2="4138.33pt">
            <text:p/>
          </draw:line>
          <draw:line draw:z-index="122" draw:style-name="gr6" draw:text-style-name="P4" svg:x1="183.34pt" svg:y1="4106.32pt" svg:x2="154.06pt" svg:y2="4133.08pt">
            <text:p/>
          </draw:line>
          <draw:line draw:z-index="123" draw:style-name="gr6" draw:text-style-name="P4" svg:x1="183.34pt" svg:y1="4109.24pt" svg:x2="201.86pt" svg:y2="4128.43pt">
            <text:p/>
          </draw:line>
          <draw:line draw:z-index="124" draw:style-name="gr6" draw:text-style-name="P4" svg:x1="80.02pt" svg:y1="4117.95pt" svg:x2="69.87pt" svg:y2="4151.68pt">
            <text:p/>
          </draw:line>
          <draw:line draw:z-index="125" draw:style-name="gr6" draw:text-style-name="P4" svg:x1="79.43pt" svg:y1="4117.35pt" svg:x2="103.92pt" svg:y2="4123.16pt">
            <text:p/>
          </draw:line>
          <draw:frame draw:z-index="126" draw:style-name="gr10" draw:text-style-name="P3" svg:width="19.7pt" svg:height="14.54pt" svg:x="70.67pt" svg:y="4083.08pt">
            <draw:text-box>
              <text:p>x_u</text:p>
            </draw:text-box>
          </draw:frame>
          <draw:frame draw:z-index="127" draw:style-name="gr11" draw:text-style-name="P3" svg:width="23.27pt" svg:height="17.43pt" svg:x="17.01pt" svg:y="4127.36pt">
            <draw:text-box>
              <text:p>y_u</text:p>
            </draw:text-box>
          </draw:frame>
          <draw:frame draw:z-index="128" draw:style-name="gr12" draw:text-style-name="P3" svg:width="30.44pt" svg:height="15.11pt" svg:x="160.07pt" svg:y="4126.34pt">
            <draw:text-box>
              <text:p>x_v</text:p>
            </draw:text-box>
          </draw:frame>
          <draw:frame draw:z-index="129" draw:style-name="gr13" draw:text-style-name="P3" svg:width="32.85pt" svg:height="21.54pt" svg:x="205.85pt" svg:y="4117.86pt">
            <draw:text-box>
              <text:p>y_v</text:p>
            </draw:text-box>
          </draw:frame>
          <draw:frame draw:z-index="130" draw:style-name="gr14" draw:text-style-name="P3" svg:width="25.68pt" svg:height="13.29pt" svg:x="66.56pt" svg:y="4149.69pt">
            <draw:text-box>
              <text:p>x_r</text:p>
            </draw:text-box>
          </draw:frame>
          <draw:frame draw:z-index="131" draw:style-name="gr15" draw:text-style-name="P3" svg:width="20.32pt" svg:height="18.62pt" svg:x="102.59pt" svg:y="4109.33pt">
            <draw:text-box>
              <text:p>y_r</text:p>
            </draw:text-box>
          </draw:frame>
        </table:shapes>
        <table:table-column table:style-name="co44" table:default-cell-style-name="ce7"/>
        <table:table-column table:style-name="co44" table:default-cell-style-name="Default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6" table:default-cell-style-name="ce7"/>
        <table:table-column table:style-name="co48" table:number-columns-repeated="4" table:default-cell-style-name="ce7"/>
        <table:table-column table:style-name="co47" table:default-cell-style-name="ce7"/>
        <table:table-column table:style-name="co48" table:default-cell-style-name="ce7"/>
        <table:table-column table:style-name="co44" table:default-cell-style-name="ce7"/>
        <table:table-column table:style-name="co45" table:default-cell-style-name="ce7"/>
        <table:table-column table:style-name="co15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7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3" office:value-type="string" calcext:value-type="string">
            <text:p>NW</text:p>
          </table:table-cell>
          <table:table-cell table:style-name="ce18" office:value-type="string" calcext:value-type="string">
            <text:p>N</text:p>
          </table:table-cell>
          <table:table-cell table:style-name="ce13" office:value-type="string" calcext:value-type="string">
            <text:p>NE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6"/>
          <table:table-cell table:style-name="ce13" office:value-type="string" calcext:value-type="string">
            <text:p>W</text:p>
          </table:table-cell>
          <table:table-cell table:style-name="ce12"/>
          <table:table-cell table:style-name="ce13" office:value-type="string" calcext:value-type="string">
            <text:p>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9"/>
          <table:table-cell table:style-name="ce17"/>
          <table:table-cell table:number-columns-repeated="6"/>
          <table:table-cell table:style-name="ce13" office:value-type="string" calcext:value-type="string">
            <text:p>SW</text:p>
          </table:table-cell>
          <table:table-cell table:style-name="ce19" office:value-type="string" calcext:value-type="string">
            <text:p>S</text:p>
          </table:table-cell>
          <table:table-cell table:style-name="ce13" office:value-type="string" calcext:value-type="string">
            <text:p>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4"/>
          <table:table-cell office:value-type="string" calcext:value-type="string">
            <text:p>A: 9,1 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4"/>
          <table:table-cell office:value-type="string" calcext:value-type="string">
            <text:p>B: 1,10 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1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8,1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1"/>
          <table:table-cell table:style-name="ce17"/>
          <table:table-cell table:number-columns-repeated="9"/>
        </table:table-row>
        <table:table-row table:style-name="ro8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2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7,1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3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6,1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  <table:table-cell table:style-name="ce11"/>
          <table:table-cell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4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5,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  <table:table-cell table:style-name="ce11"/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4,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table:style-name="ce11"/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office:value-type="string" calcext:value-type="string">
            <text:p>Fig 6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3,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11"/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3,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/>
          <table:table-cell table:style-name="ce11"/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8"/>
          <table:table-cell table:style-name="ce12"/>
          <table:table-cell table:number-columns-repeated="5"/>
          <table:table-cell office:value-type="string" calcext:value-type="string">
            <text:p>2,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1"/>
          <table:table-cell table:number-columns-repeated="1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8"/>
          <table:table-cell table:style-name="ce12"/>
          <table:table-cell table:number-columns-repeated="5"/>
          <table:table-cell office:value-type="string" calcext:value-type="string">
            <text:p>2,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1"/>
          <table:table-cell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11"/>
          <table:table-cell table:number-columns-repeated="2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5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1"/>
          <table:table-cell table:number-columns-repeated="2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6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7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8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1,9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2"/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7"/>
          <table:table-cell table:number-columns-repeated="18"/>
        </table:table-row>
        <table:table-row table:style-name="ro6">
          <table:table-cell table:style-name="Default"/>
          <table:table-cell table:style-name="ce7"/>
          <table:table-cell table:number-columns-repeated="2"/>
          <table:table-cell table:style-name="ce13" office:value-type="string" calcext:value-type="string">
            <text:p>NW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NE</text:p>
          </table:table-cell>
          <table:table-cell table:number-columns-repeated="13"/>
        </table:table-row>
        <table:table-row table:style-name="ro6">
          <table:table-cell table:style-name="Default"/>
          <table:table-cell table:style-name="ce7"/>
          <table:table-cell table:number-columns-repeated="2"/>
          <table:table-cell table:style-name="ce14" office:value-type="string" calcext:value-type="string">
            <text:p>W</text:p>
          </table:table-cell>
          <table:table-cell table:style-name="ce10"/>
          <table:table-cell table:style-name="ce14" office:value-type="string" calcext:value-type="string">
            <text:p>E</text:p>
          </table:table-cell>
          <table:table-cell table:number-columns-repeated="13"/>
        </table:table-row>
        <table:table-row table:style-name="ro6">
          <table:table-cell table:style-name="Default"/>
          <table:table-cell table:style-name="ce7"/>
          <table:table-cell table:number-columns-repeated="2"/>
          <table:table-cell table:style-name="ce13" office:value-type="string" calcext:value-type="string">
            <text:p>SW</text:p>
          </table:table-cell>
          <table:table-cell table:style-name="ce16" office:value-type="string" calcext:value-type="string">
            <text:p>S</text:p>
          </table:table-cell>
          <table:table-cell table:style-name="ce14" office:value-type="string" calcext:value-type="string">
            <text:p>SE</text:p>
          </table:table-cell>
          <table:table-cell table:number-columns-repeated="13"/>
        </table:table-row>
        <table:table-row table:style-name="ro2" table:number-rows-repeated="2">
          <table:table-cell table:style-name="Default"/>
          <table:table-cell table:style-name="ce7"/>
          <table:table-cell table:number-columns-repeated="18"/>
        </table:table-row>
        <table:table-row table:style-name="ro2">
          <table:table-cell table:style-name="ce29" office:value-type="string" calcext:value-type="string">
            <text:p>Dual angles April 26, 22</text:p>
          </table:table-cell>
          <table:table-cell table:style-name="ce30" table:number-columns-repeated="14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3,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11"/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4"/>
          <table:table-cell office:value-type="string" calcext:value-type="string">
            <text:p>Angle 1: from starting point A to current position Pi; Angle 2: from Pi to destination B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4"/>
          <table:table-cell office:value-type="string" calcext:value-type="string">
            <text:p>Angle definition: (1) green line as baseline reference to form angles; (2) Pi-Pa vs. green line for angle 1; (3) Pi-Pb vs. green line for angle 2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2"/>
          <table:table-cell office:value-type="string" calcext:value-type="string">
            <text:p>Effects: (1) angle 2 will limit the motion from deviating from the green line; 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8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ce32" office:value-type="string" calcext:value-type="string">
            <text:p>Coordinates May 3, 22: Local1, Local2, robot1</text:p>
          </table:table-cell>
          <table:table-cell table:style-name="ce32" table:number-columns-repeated="14"/>
          <table:table-cell table:number-columns-repeated="5"/>
        </table:table-row>
        <table:table-row table:style-name="ro2">
          <table:table-cell table:style-name="Default"/>
          <table:table-cell table:style-name="ce12" table:number-columns-repeated="14"/>
          <table:table-cell table:number-columns-repeated="5"/>
        </table:table-row>
        <table:table-row table:style-name="ro2">
          <table:table-cell table:style-name="ce29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11"/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4"/>
          <table:table-cell office:value-type="string" calcext:value-type="string">
            <text:p>Fig 1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Illustration with alpha1 and alpha2 angle for local1 and robot1 coordinate systems.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office:value-type="string" calcext:value-type="string">
            <text:p>Note their relative positions. 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12" table:number-columns-repeated="14"/>
          <table:table-cell table:number-columns-repeated="5"/>
        </table:table-row>
        <table:table-row table:style-name="ro2">
          <table:table-cell table:style-name="ce29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11"/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ure 2</text:p>
          </table:table-cell>
          <table:table-cell table:number-columns-repeated="4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13"/>
          <table:table-cell table:number-columns-repeated="5"/>
        </table:table-row>
        <table:table-row table:style-name="ro2">
          <table:table-cell table:style-name="Default"/>
          <table:table-cell table:style-name="ce12" table:number-columns-repeated="14"/>
          <table:table-cell table:number-columns-repeated="5"/>
        </table:table-row>
        <table:table-row table:style-name="ro2">
          <table:table-cell table:style-name="ce29"/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local1: (x_u,y_u) defines everything in the scene 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table:style-name="ce12"/>
          <table:table-cell table:style-name="ce17"/>
          <table:table-cell table:number-columns-repeated="5"/>
          <table:table-cell office:value-type="string" calcext:value-type="string">
            <text:p>Local2: (x_v,y_v) (1) define each episode (each task from P_a to P_b), (2) x_v points to P_b; 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11"/>
          <table:table-cell table:number-columns-repeated="11"/>
          <table:table-cell office:value-type="string" calcext:value-type="string">
            <text:p>Robot1: (x_r,y_r) <text:s/>(1) x_r points to P_b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15" table:number-columns-repeated="3"/>
          <table:table-cell table:number-columns-repeated="2"/>
          <table:table-cell table:style-name="ce30"/>
          <table:table-cell table:number-columns-repeated="5"/>
          <table:table-cell office:value-type="string" calcext:value-type="string">
            <text:p>Mathematical mapping function: Phi_1: (x_u,y_u) &gt; (x_v,y_v) via RT matrices delt_x=x_a, delta_y=y_a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15" table:number-columns-repeated="3"/>
          <table:table-cell table:number-columns-repeated="8"/>
          <table:table-cell office:value-type="string" calcext:value-type="string">
            <text:p>Phi_2: (x_u,y_u) &gt; (x_r,y_r) via RT matrices delt_x=x_a, delta_y=y_a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5"/>
          <table:table-cell table:number-columns-repeated="9"/>
          <table:table-cell office:value-type="string" calcext:value-type="string">
            <text:p>Phi_3: <text:s text:c="2"/>(x_v,y_v) &gt; (x_r,y_r) via RT matrices delt_x=x_i, delta_y=y_i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Life cycle: local2 and robot1 are the same, exist for P_a to P_b motion only. 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number-columns-repeated="13"/>
          <table:table-cell office:value-type="string" calcext:value-type="string">
            <text:p>Fig 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y LI</meta:initial-creator>
    <meta:creation-date>2022-03-17T16:25:06.951263165</meta:creation-date>
    <meta:generator>LibreOffice/6.0.7.3$Linux_X86_64 LibreOffice_project/00m0$Build-3</meta:generator>
    <dc:date>2022-05-03T10:30:45.177188679</dc:date>
    <meta:editing-duration>PT11H41M18S</meta:editing-duration>
    <meta:editing-cycles>33</meta:editing-cycles>
    <dc:creator>Harry LI</dc:creator>
    <meta:document-statistic meta:table-count="6" meta:cell-count="2033" meta:object-count="1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9.021cm" xlink:href=".." xlink:type="simple" chart:class="chart:line" chart:style-name="ch1">
        <chart:legend chart:legend-position="end" svg:x="13.144cm" svg:y="4.211cm" style:legend-expansion="high" chart:style-name="ch2"/>
        <chart:plot-area chart:style-name="ch3" table:cell-range-address="'angle-reward1'.Y3:'angle-reward1'.Y13" svg:x="0.319cm" svg:y="0.18cm" svg:width="12.506cm" svg:height="8.661cm">
          <chartooo:coordinate-region svg:x="1.046cm" svg:y="0.38cm" svg:width="11.593cm" svg:height="7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ngle-reward1'.Y3:'angle-reward1'.Y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2594872350303">
                <text:p>0.462594872350303</text:p>
                <draw:g>
                  <svg:desc>'angle-reward1'.Y3:'angle-reward1'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8553135765403">
                <text:p>0.618553135765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8260790871936">
                <text:p>0.588260790871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7427640543507">
                <text:p>0.66742764054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0356993565564">
                <text:p>0.720356993565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776211268618">
                <text:p>0.75776211268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8210247395154">
                <text:p>0.8182102473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2260408736711">
                <text:p>0.872260408736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021627088659">
                <text:p>0.92021627088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2594880879383">
                <text:p>0.962594880879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